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21"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2"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766in" fo:margin-left="0.0097in" fo:margin-right="0.0035in" fo:break-before="page" table:align="margins" fo:background-color="transparent">
        <style:background-image/>
      </style:table-properties>
    </style:style>
    <style:style style:name="Table78.A" style:family="table-column">
      <style:table-column-properties style:column-width="4.0472in" style:rel-column-width="34153*"/>
    </style:style>
    <style:style style:name="Table78.B" style:family="table-column">
      <style:table-column-properties style:column-width="2.0806in" style:rel-column-width="17557*"/>
    </style:style>
    <style:style style:name="Table78.C" style:family="table-column">
      <style:table-column-properties style:column-width="1.6382in" style:rel-column-width="1382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8.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8"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79"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0"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fo:font-size="10pt" style:font-size-asian="10pt" style:font-size-complex="10pt"/>
    </style:style>
    <style:style style:name="P82" style:family="paragraph" style:parent-style-name="Text_20_body">
      <style:paragraph-properties fo:margin-top="0in" fo:margin-bottom="0in" fo:text-align="start" style:justify-single-word="false"/>
      <style:text-properties fo:font-variant="normal" fo:text-transform="none" fo:color="#000000" style:font-name="Arial2" fo:font-size="10pt" fo:letter-spacing="normal" fo:font-style="normal" fo:font-weight="normal" style:font-size-asian="10pt" style:font-name-complex="Arial2" style:font-size-complex="10pt"/>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0598in" fo:text-indent="0in" style:auto-text-indent="false"/>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able_20_Contents">
      <style:paragraph-properties fo:margin-top="0.0598in" fo:margin-bottom="0in"/>
    </style:style>
    <style:style style:name="P14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9"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1"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2" style:family="paragraph" style:parent-style-name="Standard">
      <style:paragraph-properties fo:margin-top="0.1201in" fo:margin-bottom="0.1201in"/>
      <style:text-properties style:font-name="Times New Roman" fo:font-style="italic" style:font-style-asian="italic" style:font-style-complex="italic"/>
    </style:style>
    <style:style style:name="P153" style:family="paragraph" style:parent-style-name="Text_20_body">
      <style:paragraph-properties fo:margin-top="0in" fo:margin-bottom="0.1201in"/>
    </style:style>
    <style:style style:name="P154" style:family="paragraph" style:parent-style-name="Text_20_body">
      <style:paragraph-properties fo:margin-top="0in" fo:margin-bottom="0.0598in"/>
    </style:style>
    <style:style style:name="P155"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6" style:family="paragraph" style:parent-style-name="Text_20_body">
      <style:paragraph-properties fo:margin-top="0in" fo:margin-bottom="0.1402in"/>
    </style:style>
    <style:style style:name="P157"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8"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9" style:family="paragraph" style:parent-style-name="Contents_20_3">
      <style:paragraph-properties>
        <style:tab-stops>
          <style:tab-stop style:position="6.939in" style:type="right" style:leader-style="dotted" style:leader-text="."/>
        </style:tab-stops>
      </style:paragraph-properties>
    </style:style>
    <style:style style:name="P16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1" style:family="paragraph" style:parent-style-name="Standard" style:list-style-name="L2"/>
    <style:style style:name="P162" style:family="paragraph" style:parent-style-name="Standard" style:list-style-name="L3"/>
    <style:style style:name="P163" style:family="paragraph" style:parent-style-name="Standard">
      <style:text-properties style:font-name="Arial2" fo:font-size="10pt" style:font-size-asian="10pt" style:font-size-complex="10pt"/>
    </style:style>
    <style:style style:name="P164" style:family="paragraph" style:parent-style-name="Standard" style:list-style-name="L5">
      <style:paragraph-properties fo:margin-top="0in" fo:margin-bottom="0.0783in"/>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68" style:family="paragraph" style:parent-style-name="Heading_20_3">
      <style:paragraph-properties fo:break-before="page"/>
    </style:style>
    <style:style style:name="P169" style:family="paragraph" style:parent-style-name="Appendix">
      <style:paragraph-properties fo:break-before="page"/>
    </style:style>
    <style:style style:name="P170" style:family="paragraph" style:parent-style-name="Appendix">
      <style:paragraph-properties fo:margin-left="0in" fo:margin-right="0in" fo:text-indent="0in" style:auto-text-indent="false" fo:break-before="page"/>
    </style:style>
    <style:style style:name="P171" style:family="paragraph" style:parent-style-name="Heading_20_2">
      <style:text-properties style:font-name="Arial2" fo:font-size="10pt" style:font-size-asian="10pt" style:font-size-complex="10pt"/>
    </style:style>
    <style:style style:name="P172" style:family="paragraph" style:parent-style-name="Heading_20_2">
      <style:text-properties fo:font-style="normal" fo:font-weight="normal" style:font-style-asian="normal" style:font-weight-asian="normal" style:font-style-complex="normal" style:font-weight-complex="normal"/>
    </style:style>
    <style:style style:name="P173" style:family="paragraph" style:parent-style-name="Heading_20_2">
      <style:paragraph-properties fo:break-before="page"/>
    </style:style>
    <style:style style:name="P174" style:family="paragraph" style:parent-style-name="Text_20_body" style:list-style-name="L1"/>
    <style:style style:name="P175" style:family="paragraph" style:parent-style-name="Text_20_body" style:list-style-name="L2"/>
    <style:style style:name="P176" style:family="paragraph" style:parent-style-name="Text_20_body" style:list-style-name="L2">
      <style:paragraph-properties>
        <style:tab-stops>
          <style:tab-stop style:position="4.5654in"/>
        </style:tab-stops>
      </style:paragraph-properties>
    </style:style>
    <style:style style:name="P177" style:family="paragraph" style:parent-style-name="Text_20_body" style:list-style-name="L2">
      <style:paragraph-properties>
        <style:tab-stops>
          <style:tab-stop style:position="4.4626in"/>
        </style:tab-stops>
      </style:paragraph-properties>
    </style:style>
    <style:style style:name="P178" style:family="paragraph" style:parent-style-name="Text_20_body" style:list-style-name="L2">
      <style:paragraph-properties>
        <style:tab-stops>
          <style:tab-stop style:position="2.5217in"/>
        </style:tab-stops>
      </style:paragraph-properties>
    </style:style>
    <style:style style:name="P179" style:family="paragraph" style:parent-style-name="Text_20_body" style:list-style-name="L2">
      <style:paragraph-properties>
        <style:tab-stops>
          <style:tab-stop style:position="1.9398in"/>
        </style:tab-stops>
      </style:paragraph-properties>
    </style:style>
    <style:style style:name="P180" style:family="paragraph" style:parent-style-name="Text_20_body" style:list-style-name="L4"/>
    <style:style style:name="P181" style:family="paragraph" style:parent-style-name="Text_20_body" style:list-style-name="L6"/>
    <style:style style:name="P182" style:family="paragraph" style:parent-style-name="Text_20_body" style:list-style-name="L7"/>
    <style:style style:name="P183"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4"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5"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6" style:family="paragraph" style:parent-style-name="Text_20_body" style:list-style-name="L2">
      <style:paragraph-properties fo:margin-top="0in" fo:margin-bottom="0.0783in">
        <style:tab-stops>
          <style:tab-stop style:position="4.5654in"/>
        </style:tab-stops>
      </style:paragraph-properties>
    </style:style>
    <style:style style:name="P187" style:family="paragraph" style:parent-style-name="Text_20_body" style:list-style-name="L2">
      <style:paragraph-properties fo:margin-top="0in" fo:margin-bottom="0.1575in">
        <style:tab-stops>
          <style:tab-stop style:position="4.5366in"/>
        </style:tab-stops>
      </style:paragraph-properties>
    </style:style>
    <style:style style:name="P188" style:family="paragraph" style:parent-style-name="Text_20_body" style:list-style-name="L2">
      <style:paragraph-properties fo:margin-top="0.1575in" fo:margin-bottom="0.0783in"/>
    </style:style>
    <style:style style:name="P189"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90"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91"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92"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93"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94" style:family="paragraph">
      <style:paragraph-properties fo:text-align="center"/>
    </style:style>
    <style:style style:name="P195"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6"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letter-spacing="normal" style:font-name-complex="Arial2"/>
    </style:style>
    <style:style style:name="T117" style:family="text">
      <style:text-properties fo:font-variant="normal" fo:text-transform="none" fo:color="#000000" style:font-name="Arial2" fo:letter-spacing="normal" fo:font-style="normal" fo:font-weight="normal" style:font-name-complex="Arial2"/>
    </style:style>
    <style:style style:name="T118"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19"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0" style:family="text">
      <style:text-properties fo:font-variant="normal" fo:text-transform="none" fo:color="#606060" fo:letter-spacing="normal" fo:font-style="normal" fo:font-weight="normal" style:font-name-complex="Arial2"/>
    </style:style>
    <style:style style:name="T121"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2" style:family="text">
      <style:text-properties fo:font-variant="normal" fo:text-transform="none" fo:color="#606060" style:font-name="Arial2" fo:letter-spacing="normal" fo:font-style="normal" fo:font-weight="normal" style:font-name-complex="Arial2"/>
    </style:style>
    <style:style style:name="T123" style:family="text">
      <style:text-properties fo:font-variant="normal" fo:text-transform="none" fo:color="#c00000" fo:letter-spacing="normal" fo:font-style="normal" fo:font-weight="normal"/>
    </style:style>
    <style:style style:name="T124" style:family="text">
      <style:text-properties fo:font-variant="normal" fo:text-transform="none" fo:color="#c00000" fo:letter-spacing="normal" fo:font-style="normal" fo:font-weight="normal" style:font-name-complex="Arial2"/>
    </style:style>
    <style:style style:name="T125"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6"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27" style:family="text">
      <style:text-properties fo:font-variant="normal" fo:text-transform="none" fo:color="#c00000" style:font-name="Arial2" fo:letter-spacing="normal" fo:font-style="normal" fo:font-weight="normal" style:font-name-complex="Arial2"/>
    </style:style>
    <style:style style:name="T128" style:family="text">
      <style:text-properties fo:font-variant="normal" fo:text-transform="none" fo:color="#0000c0" fo:letter-spacing="normal" fo:font-style="normal" fo:font-weight="normal"/>
    </style:style>
    <style:style style:name="T129" style:family="text">
      <style:text-properties fo:font-variant="normal" fo:text-transform="none" fo:color="#0000c0" fo:letter-spacing="normal" fo:font-style="normal" fo:font-weight="normal" style:font-name-complex="Arial2"/>
    </style:style>
    <style:style style:name="T130" style:family="text">
      <style:text-properties fo:font-variant="normal" fo:text-transform="none" fo:color="#0000c0" style:font-name="Arial2" fo:letter-spacing="normal" fo:font-style="normal" fo:font-weight="normal" style:font-size-asian="10pt" style:font-name-complex="Arial2" style:font-size-complex="10pt"/>
    </style:style>
    <style:style style:name="T131" style:family="text">
      <style:text-properties fo:font-variant="normal" fo:text-transform="none" fo:color="#0000c0" style:font-name="Arial2" fo:letter-spacing="normal" fo:font-style="normal" fo:font-weight="normal" style:font-name-complex="Arial2"/>
    </style:style>
    <style:style style:name="T132"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3"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008000" fo:letter-spacing="normal" fo:font-style="normal" fo:font-weight="normal" style:font-name-complex="Arial2"/>
    </style:style>
    <style:style style:name="T135" style:family="text">
      <style:text-properties fo:font-variant="normal" fo:text-transform="none" fo:color="#008000" style:font-name="Arial2" fo:letter-spacing="normal" fo:font-style="normal" fo:font-weight="normal" style:font-name-complex="Arial2"/>
    </style:style>
    <style:style style:name="T136"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3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0000" style:font-name-complex="Arial2"/>
    </style:style>
    <style:style style:name="T139" style:family="text">
      <style:text-properties fo:color="#000000" style:font-name="Arial2" fo:font-size="10pt" style:font-size-asian="10pt" style:font-name-complex="Arial2" style:font-size-complex="10pt"/>
    </style:style>
    <style:style style:name="T140"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1" style:family="text">
      <style:text-properties fo:color="#000000" style:font-name="Arial2" fo:font-size="10pt" style:text-underline-style="none" style:font-size-asian="10pt" style:font-name-complex="Arial2" style:font-size-complex="10pt"/>
    </style:style>
    <style:style style:name="T142" style:family="text">
      <style:text-properties fo:color="#000000" style:font-name="Arial2" style:font-name-complex="Arial2"/>
    </style:style>
    <style:style style:name="T143"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4" style:family="text">
      <style:text-properties fo:color="#000000" style:font-name="Times New Roman" fo:font-size="10pt" fo:font-style="italic" style:font-size-asian="10pt" style:font-style-asian="italic" style:font-name-complex="Arial2" style:font-size-complex="10pt" style:font-style-complex="italic"/>
    </style:style>
    <style:style style:name="T145"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6" style:family="text">
      <style:text-properties style:font-name="Verdana" fo:font-size="10pt" style:font-size-asian="12.0500001907349pt" style:font-size-complex="13.8000001907349pt"/>
    </style:style>
    <style:style style:name="T147" style:family="text">
      <style:text-properties style:font-name="Verdana" fo:font-size="10pt" fo:font-style="normal" style:font-size-asian="12.0500001907349pt" style:font-style-asian="normal" style:font-size-complex="13.8000001907349pt" style:font-style-complex="normal"/>
    </style:style>
    <style:style style:name="T148" style:family="text">
      <style:text-properties style:font-name="Arial" fo:font-weight="bold" style:font-weight-asian="bold" style:font-weight-complex="bold"/>
    </style:style>
    <style:style style:name="T149" style:family="text">
      <style:text-properties style:font-name="Arial" fo:font-size="10pt" style:font-size-asian="10.5pt"/>
    </style:style>
    <style:style style:name="T150" style:family="text">
      <style:text-properties style:font-name="Arial" fo:font-size="10pt" fo:font-style="normal" fo:font-weight="normal" style:font-size-asian="10.5pt" style:font-weight-asian="normal" style:font-size-complex="10pt" style:font-weight-complex="normal"/>
    </style:style>
    <style:style style:name="T151"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2"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3" style:family="text">
      <style:text-properties style:font-name="Arial3" fo:font-style="italic" style:font-name-asian="Arial3" style:font-style-asian="italic" style:font-name-complex="Arial3" style:font-style-complex="italic"/>
    </style:style>
    <style:style style:name="T154" style:family="text">
      <style:text-properties style:text-position="-33% 58%" fo:font-size="5pt" fo:font-style="normal" style:font-size-asian="5pt" style:font-style-asian="normal" style:font-size-complex="5pt" style:font-style-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57"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58" style:family="text">
      <style:text-properties style:font-name="Times New Roman" fo:font-weight="bold" style:font-size-asian="10pt" style:font-weight-asian="bold" style:font-size-complex="10pt" style:font-weight-complex="bold"/>
    </style:style>
    <style:style style:name="T159" style:family="text">
      <style:text-properties style:font-name="Times New Roman" fo:font-style="normal" fo:font-weight="bold" style:font-style-asian="normal" style:font-weight-asian="bold" style:font-style-complex="normal" style:font-weight-complex="bold"/>
    </style:style>
    <style:style style:name="T160" style:family="text">
      <style:text-properties style:font-size-asian="10pt" style:font-size-complex="10pt"/>
    </style:style>
    <style:style style:name="T161"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2" style:family="text"/>
    <style:style style:name="T163" style:family="text">
      <style:text-properties style:font-name="Tahoma" fo:font-size="28pt" fo:letter-spacing="0.0157in" fo:font-weight="normal" style:letter-kerning="false" style:font-size-asian="28pt" style:font-weight-asian="normal" style:font-size-complex="28pt" style:font-weight-complex="normal"/>
    </style:style>
    <style:style style:name="T164" style:family="text">
      <style:text-properties style:font-name="Arial2" fo:font-size="10pt" fo:font-style="italic" style:font-name-complex="Arial2" style:font-size-complex="10pt" style:font-style-complex="italic"/>
    </style:style>
    <style:style style:name="T16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5" svg:width="1.5213in" svg:height="0.4343in" draw:transform="rotate (-0.523598775599386) translate (6.46736111111111in -0.102083333333333in)" draw:corner-radius="0.0783in"><text:p text:style-name="P194"><text:span text:style-name="T163">DRAFT</text:span></text:p></draw:rect><draw:rect text:anchor-type="paragraph" draw:z-index="0" draw:style-name="gr1" draw:text-style-name="P194"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6" svg:width="6.3539in" svg:height="0.4122in" svg:x="0.6791in" svg:y="-0.0071in"><draw:text-box><text:p><text:span text:style-name="T164">Disclaimer</text:span><text:span text:style-name="T165">: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57" text:outline-level="1"><text:a xlink:type="simple" xlink:href="#__RefHeading__15221_972012461" text:style-name="Internet_20_link" text:visited-style-name="Internet_20_link">1 <text:s/><text:tab/>Introduction<text:tab/>4</text:a></text:h>
          <text:h text:style-name="P157" text:outline-level="1"><text:a xlink:type="simple" xlink:href="#__RefHeading__249846_2109382754" text:style-name="Internet_20_link" text:visited-style-name="Internet_20_link">2 <text:s/><text:tab/>Core Functionality<text:tab/>4</text:a></text:h>
          <text:p text:style-name="P158"><text:a xlink:type="simple" xlink:href="#__RefHeading__15223_972012461" text:style-name="Internet_20_link" text:visited-style-name="Internet_20_link">2.1<text:tab/>Architecture<text:tab/>4</text:a></text:p>
          <text:p text:style-name="P158"><text:a xlink:type="simple" xlink:href="#__RefHeading__15225_972012461" text:style-name="Internet_20_link" text:visited-style-name="Internet_20_link">2.2<text:tab/>Provisioning API<text:tab/>4</text:a></text:p>
          <text:p text:style-name="P158"><text:a xlink:type="simple" xlink:href="#__RefHeading__15229_972012461" text:style-name="Internet_20_link" text:visited-style-name="Internet_20_link">2.3<text:tab/>User API<text:tab/>5</text:a></text:p>
          <text:p text:style-name="P158"><text:a xlink:type="simple" xlink:href="#__RefHeading__15231_972012461" text:style-name="Internet_20_link" text:visited-style-name="Internet_20_link">2.4<text:tab/>Security Model<text:tab/>5</text:a></text:p>
          <text:p text:style-name="P158"><text:a xlink:type="simple" xlink:href="#__RefHeading__15233_972012461" text:style-name="Internet_20_link" text:visited-style-name="Internet_20_link">2.5<text:tab/>Transaction Based Operation<text:tab/>5</text:a></text:p>
          <text:p text:style-name="P158"><text:a xlink:type="simple" xlink:href="#__RefHeading__32884_823033893" text:style-name="Internet_20_link" text:visited-style-name="Internet_20_link">2.6<text:tab/>Privacy Enabled Provisioning<text:tab/>6</text:a></text:p>
          <text:p text:style-name="P158"><text:a xlink:type="simple" xlink:href="#__RefHeading__16753_976989119" text:style-name="Internet_20_link" text:visited-style-name="Internet_20_link">2.7<text:tab/>Device ID<text:tab/>6</text:a></text:p>
          <text:p text:style-name="P158"><text:a xlink:type="simple" xlink:href="#__RefHeading__177013_2109382754" text:style-name="Internet_20_link" text:visited-style-name="Internet_20_link">2.8<text:tab/>Backward Compatibility<text:tab/>6</text:a></text:p>
          <text:h text:style-name="P157" text:outline-level="1"><text:a xlink:type="simple" xlink:href="#__RefHeading__15235_972012461" text:style-name="Internet_20_link" text:visited-style-name="Internet_20_link">3 <text:s/><text:tab/>Objects<text:tab/>7</text:a></text:h>
          <text:p text:style-name="P158"><text:a xlink:type="simple" xlink:href="#__RefHeading__15237_972012461" text:style-name="Internet_20_link" text:visited-style-name="Internet_20_link">3.1<text:tab/>Key Entries<text:tab/>7</text:a></text:p>
          <text:p text:style-name="P158"><text:a xlink:type="simple" xlink:href="#__RefHeading__15239_972012461" text:style-name="Internet_20_link" text:visited-style-name="Internet_20_link">3.2<text:tab/>PIN and PUK Objects<text:tab/>8</text:a></text:p>
          <text:p text:style-name="P158"><text:a xlink:type="simple" xlink:href="#__RefHeading__15241_972012461" text:style-name="Internet_20_link" text:visited-style-name="Internet_20_link">3.3<text:tab/>Provisioning Objects<text:tab/>8</text:a></text:p>
          <text:h text:style-name="P157" text:outline-level="1"><text:a xlink:type="simple" xlink:href="#__RefHeading__15243_972012461" text:style-name="Internet_20_link" text:visited-style-name="Internet_20_link">4 <text:s/><text:tab/>Algorithm Support<text:tab/>9</text:a></text:h>
          <text:p text:style-name="P158"><text:a xlink:type="simple" xlink:href="#__RefHeading__117184_1298926316" text:style-name="Internet_20_link" text:visited-style-name="Internet_20_link">4.1<text:tab/>Mandatory Algorithms<text:tab/>9</text:a></text:p>
          <text:p text:style-name="P158"><text:a xlink:type="simple" xlink:href="#__RefHeading__117186_1298926316" text:style-name="Internet_20_link" text:visited-style-name="Internet_20_link">4.2<text:tab/>Special Algorithms<text:tab/>10</text:a></text:p>
          <text:p text:style-name="P158"><text:a xlink:type="simple" xlink:href="#__RefHeading__117188_1298926316" text:style-name="Internet_20_link" text:visited-style-name="Internet_20_link">4.3<text:tab/>Optional Algorithms<text:tab/>10</text:a></text:p>
          <text:h text:style-name="P157" text:outline-level="1"><text:a xlink:type="simple" xlink:href="#__RefHeading__15245_972012461" text:style-name="Internet_20_link" text:visited-style-name="Internet_20_link">5 <text:s/><text:tab/>Protection Attributes<text:tab/>11</text:a></text:h>
          <text:p text:style-name="P158"><text:a xlink:type="simple" xlink:href="#__RefHeading__15247_972012461" text:style-name="Internet_20_link" text:visited-style-name="Internet_20_link">5.1<text:tab/>Export Protection<text:tab/>11</text:a></text:p>
          <text:p text:style-name="P158"><text:a xlink:type="simple" xlink:href="#__RefHeading__15249_972012461" text:style-name="Internet_20_link" text:visited-style-name="Internet_20_link">5.2<text:tab/>Delete Protection<text:tab/>11</text:a></text:p>
          <text:p text:style-name="P158"><text:a xlink:type="simple" xlink:href="#__RefHeading__513763_1828343271" text:style-name="Internet_20_link" text:visited-style-name="Internet_20_link">5.3<text:tab/>Biometric Protection<text:tab/>11</text:a></text:p>
          <text:p text:style-name="P158"><text:a xlink:type="simple" xlink:href="#__RefHeading__15251_972012461" text:style-name="Internet_20_link" text:visited-style-name="Internet_20_link">5.4<text:tab/>PIN Input Methods<text:tab/>12</text:a></text:p>
          <text:p text:style-name="P158"><text:a xlink:type="simple" xlink:href="#__RefHeading__15253_972012461" text:style-name="Internet_20_link" text:visited-style-name="Internet_20_link">5.5<text:tab/>PIN Patterns<text:tab/>12</text:a></text:p>
          <text:p text:style-name="P158"><text:a xlink:type="simple" xlink:href="#__RefHeading__15255_972012461" text:style-name="Internet_20_link" text:visited-style-name="Internet_20_link">5.6<text:tab/>PIN and PUK Formats<text:tab/>12</text:a></text:p>
          <text:p text:style-name="P158"><text:a xlink:type="simple" xlink:href="#__RefHeading__15257_972012461" text:style-name="Internet_20_link" text:visited-style-name="Internet_20_link">5.7<text:tab/>PIN Grouping<text:tab/>13</text:a></text:p>
          <text:p text:style-name="P158"><text:a xlink:type="simple" xlink:href="#__RefHeading__15259_972012461" text:style-name="Internet_20_link" text:visited-style-name="Internet_20_link">5.8<text:tab/>Application Usage<text:tab/>13</text:a></text:p>
          <text:h text:style-name="P157" text:outline-level="1"><text:a xlink:type="simple" xlink:href="#__RefHeading__797652_2146041088" text:style-name="Internet_20_link" text:visited-style-name="Internet_20_link">6 <text:s/><text:tab/>Session Security Mechanisms<text:tab/>14</text:a></text:h>
          <text:p text:style-name="P158"><text:a xlink:type="simple" xlink:href="#__RefHeading__15339_972012461" text:style-name="Internet_20_link" text:visited-style-name="Internet_20_link">6.1<text:tab/>Encrypted Data<text:tab/>14</text:a></text:p>
          <text:p text:style-name="P158"><text:a xlink:type="simple" xlink:href="#__RefHeading__15341_972012461" text:style-name="Internet_20_link" text:visited-style-name="Internet_20_link">6.2<text:tab/>MAC Operations<text:tab/>14</text:a></text:p>
          <text:p text:style-name="P158"><text:a xlink:type="simple" xlink:href="#__RefHeading__15343_972012461" text:style-name="Internet_20_link" text:visited-style-name="Internet_20_link">6.3<text:tab/>Attestations<text:tab/>14</text:a></text:p>
          <text:p text:style-name="P158"><text:a xlink:type="simple" xlink:href="#__RefHeading__15345_972012461" text:style-name="Internet_20_link" text:visited-style-name="Internet_20_link">6.4<text:tab/>Target Key Reference<text:tab/>14</text:a></text:p>
          <text:h text:style-name="P157" text:outline-level="1"><text:a xlink:type="simple" xlink:href="#__RefHeading__135131_2109382754" text:style-name="Internet_20_link" text:visited-style-name="Internet_20_link">7 <text:s/><text:tab/>Detailed Operation<text:tab/>15</text:a></text:h>
          <text:p text:style-name="P158"><text:a xlink:type="simple" xlink:href="#__RefHeading__15263_972012461" text:style-name="Internet_20_link" text:visited-style-name="Internet_20_link">7.1<text:tab/>Data Types<text:tab/>15</text:a></text:p>
          <text:p text:style-name="P158"><text:a xlink:type="simple" xlink:href="#__RefHeading__15267_972012461" text:style-name="Internet_20_link" text:visited-style-name="Internet_20_link">7.2<text:tab/>Return Values<text:tab/>16</text:a></text:p>
          <text:p text:style-name="P158"><text:a xlink:type="simple" xlink:href="#__RefHeading__15269_972012461" text:style-name="Internet_20_link" text:visited-style-name="Internet_20_link">7.3<text:tab/>Error Codes<text:tab/>16</text:a></text:p>
          <text:p text:style-name="P158"><text:a xlink:type="simple" xlink:href="#__RefHeading__135133_2109382754" text:style-name="Internet_20_link" text:visited-style-name="Internet_20_link">7.4<text:tab/>Method List<text:tab/>16</text:a></text:p>
          <text:p text:style-name="P159"><text:a xlink:type="simple" xlink:href="#__RefHeading__15271_972012461" text:style-name="Internet_20_link" text:visited-style-name="Internet_20_link">getDeviceInfo [1]<text:tab/>17</text:a></text:p>
          <text:p text:style-name="P159"><text:a xlink:type="simple" xlink:href="#__RefHeading__15273_972012461" text:style-name="Internet_20_link" text:visited-style-name="Internet_20_link">createProvisioningSession [2]<text:tab/>19</text:a></text:p>
          <text:p text:style-name="P159"><text:a xlink:type="simple" xlink:href="#__RefHeading__15275_972012461" text:style-name="Internet_20_link" text:visited-style-name="Internet_20_link">closeProvisioningSession [3]<text:tab/>25</text:a></text:p>
          <text:p text:style-name="P159"><text:soft-page-break/><text:a xlink:type="simple" xlink:href="#__RefHeading__15277_972012461" text:style-name="Internet_20_link" text:visited-style-name="Internet_20_link">enumerateProvisioningSessions [4]<text:tab/>27</text:a></text:p>
          <text:p text:style-name="P159"><text:a xlink:type="simple" xlink:href="#__RefHeading__15279_972012461" text:style-name="Internet_20_link" text:visited-style-name="Internet_20_link">abortProvisioningSession [5]<text:tab/>28</text:a></text:p>
          <text:p text:style-name="P159"><text:a xlink:type="simple" xlink:href="#__RefHeading__15281_972012461" text:style-name="Internet_20_link" text:visited-style-name="Internet_20_link">signProvisioningSessionData [6]<text:tab/>29</text:a></text:p>
          <text:p text:style-name="P159"><text:a xlink:type="simple" xlink:href="#__RefHeading__16586_1418814329" text:style-name="Internet_20_link" text:visited-style-name="Internet_20_link">updateKeyManagementKey [7]<text:tab/>30</text:a></text:p>
          <text:p text:style-name="P159"><text:a xlink:type="simple" xlink:href="#__RefHeading__15283_972012461" text:style-name="Internet_20_link" text:visited-style-name="Internet_20_link">createPukPolicy [8]<text:tab/>32</text:a></text:p>
          <text:p text:style-name="P159"><text:a xlink:type="simple" xlink:href="#__RefHeading__15285_972012461" text:style-name="Internet_20_link" text:visited-style-name="Internet_20_link">createPinPolicy [9]<text:tab/>33</text:a></text:p>
          <text:p text:style-name="P159"><text:a xlink:type="simple" xlink:href="#__RefHeading__15287_972012461" text:style-name="Internet_20_link" text:visited-style-name="Internet_20_link">createKeyEntry [10]<text:tab/>34</text:a></text:p>
          <text:p text:style-name="P159"><text:a xlink:type="simple" xlink:href="#__RefHeading__15289_972012461" text:style-name="Internet_20_link" text:visited-style-name="Internet_20_link">getKeyHandle [11]<text:tab/>39</text:a></text:p>
          <text:p text:style-name="P159"><text:a xlink:type="simple" xlink:href="#__RefHeading__15291_972012461" text:style-name="Internet_20_link" text:visited-style-name="Internet_20_link">setCertificatePath [12]<text:tab/>40</text:a></text:p>
          <text:p text:style-name="P159"><text:a xlink:type="simple" xlink:href="#__RefHeading__15293_972012461" text:style-name="Internet_20_link" text:visited-style-name="Internet_20_link">importSymmetricKey [13]<text:tab/>42</text:a></text:p>
          <text:p text:style-name="P159"><text:a xlink:type="simple" xlink:href="#__RefHeading__721490_1828343271" text:style-name="Internet_20_link" text:visited-style-name="Internet_20_link">importPrivateKey [14]<text:tab/>45</text:a></text:p>
          <text:p text:style-name="P159"><text:a xlink:type="simple" xlink:href="#__RefHeading__15295_972012461" text:style-name="Internet_20_link" text:visited-style-name="Internet_20_link">addExtension [15]<text:tab/>47</text:a></text:p>
          <text:p text:style-name="P159"><text:a xlink:type="simple" xlink:href="#__RefHeading__15299_972012461" text:style-name="Internet_20_link" text:visited-style-name="Internet_20_link">postDeleteKey [50]<text:tab/>51</text:a></text:p>
          <text:p text:style-name="P159"><text:a xlink:type="simple" xlink:href="#__RefHeading__15301_972012461" text:style-name="Internet_20_link" text:visited-style-name="Internet_20_link">postUnlockKey [51]<text:tab/>53</text:a></text:p>
          <text:p text:style-name="P159"><text:a xlink:type="simple" xlink:href="#__RefHeading__15303_972012461" text:style-name="Internet_20_link" text:visited-style-name="Internet_20_link">postUpdateKey [52]<text:tab/>54</text:a></text:p>
          <text:p text:style-name="P159"><text:a xlink:type="simple" xlink:href="#__RefHeading__15305_972012461" text:style-name="Internet_20_link" text:visited-style-name="Internet_20_link">postCloneKeyProtection [53]<text:tab/>56</text:a></text:p>
          <text:p text:style-name="P159"><text:a xlink:type="simple" xlink:href="#__RefHeading__15307_972012461" text:style-name="Internet_20_link" text:visited-style-name="Internet_20_link">enumerateKeys [70]<text:tab/>58</text:a></text:p>
          <text:p text:style-name="P159"><text:a xlink:type="simple" xlink:href="#__RefHeading__15309_972012461" text:style-name="Internet_20_link" text:visited-style-name="Internet_20_link">getKeyAttributes [71]<text:tab/>59</text:a></text:p>
          <text:p text:style-name="P159"><text:a xlink:type="simple" xlink:href="#__RefHeading__15311_972012461" text:style-name="Internet_20_link" text:visited-style-name="Internet_20_link">getKeyProtectionInfo [72]<text:tab/>60</text:a></text:p>
          <text:p text:style-name="P159"><text:a xlink:type="simple" xlink:href="#__RefHeading__15313_972012461" text:style-name="Internet_20_link" text:visited-style-name="Internet_20_link">getExtension [73]<text:tab/>62</text:a></text:p>
          <text:p text:style-name="P159"><text:a xlink:type="simple" xlink:href="#__RefHeading__15315_972012461" text:style-name="Internet_20_link" text:visited-style-name="Internet_20_link">setProperty [74]<text:tab/>63</text:a></text:p>
          <text:p text:style-name="P159"><text:a xlink:type="simple" xlink:href="#__RefHeading__15317_972012461" text:style-name="Internet_20_link" text:visited-style-name="Internet_20_link">deleteKey [80]<text:tab/>64</text:a></text:p>
          <text:p text:style-name="P159"><text:a xlink:type="simple" xlink:href="#__RefHeading__15319_972012461" text:style-name="Internet_20_link" text:visited-style-name="Internet_20_link">exportKey [81]<text:tab/>65</text:a></text:p>
          <text:p text:style-name="P159"><text:a xlink:type="simple" xlink:href="#__RefHeading__15321_972012461" text:style-name="Internet_20_link" text:visited-style-name="Internet_20_link">unlockKey [82]<text:tab/>66</text:a></text:p>
          <text:p text:style-name="P159"><text:a xlink:type="simple" xlink:href="#__RefHeading__15323_972012461" text:style-name="Internet_20_link" text:visited-style-name="Internet_20_link">changePin [83]<text:tab/>67</text:a></text:p>
          <text:p text:style-name="P159"><text:a xlink:type="simple" xlink:href="#__RefHeading__15325_972012461" text:style-name="Internet_20_link" text:visited-style-name="Internet_20_link">setPin [84]<text:tab/>68</text:a></text:p>
          <text:p text:style-name="P159"><text:a xlink:type="simple" xlink:href="#__RefHeading__685210_1828343271" text:style-name="Internet_20_link" text:visited-style-name="Internet_20_link">updateFirmware [90]<text:tab/>69</text:a></text:p>
          <text:p text:style-name="P159"><text:a xlink:type="simple" xlink:href="#__RefHeading__15327_972012461" text:style-name="Internet_20_link" text:visited-style-name="Internet_20_link">signHashedData [100]<text:tab/>70</text:a></text:p>
          <text:p text:style-name="P159"><text:a xlink:type="simple" xlink:href="#__RefHeading__15329_972012461" text:style-name="Internet_20_link" text:visited-style-name="Internet_20_link">asymmetricKeyDecrypt [101]<text:tab/>71</text:a></text:p>
          <text:p text:style-name="P159"><text:a xlink:type="simple" xlink:href="#__RefHeading__15331_972012461" text:style-name="Internet_20_link" text:visited-style-name="Internet_20_link">keyAgreement [102]<text:tab/>72</text:a></text:p>
          <text:p text:style-name="P159"><text:a xlink:type="simple" xlink:href="#__RefHeading__15333_972012461" text:style-name="Internet_20_link" text:visited-style-name="Internet_20_link">performHmac [103]<text:tab/>73</text:a></text:p>
          <text:p text:style-name="P159"><text:a xlink:type="simple" xlink:href="#__RefHeading__15335_972012461" text:style-name="Internet_20_link" text:visited-style-name="Internet_20_link">symmetricKeyEncrypt [104]<text:tab/>74</text:a></text:p>
          <text:p text:style-name="P160"><text:a xlink:type="simple" xlink:href="#__RefHeading__207023_2146041088" text:style-name="Internet_20_link" text:visited-style-name="Internet_20_link">Appendix A. <text:tab/>KeyGen2 Proxy<text:tab/>75</text:a></text:p>
          <text:p text:style-name="P160"><text:a xlink:type="simple" xlink:href="#__RefHeading__15347_972012461" text:style-name="Internet_20_link" text:visited-style-name="Internet_20_link">Appendix B. <text:tab/>Sample Session<text:tab/>76</text:a></text:p>
          <text:p text:style-name="P160"><text:a xlink:type="simple" xlink:href="#__RefHeading__15349_972012461" text:style-name="Internet_20_link" text:visited-style-name="Internet_20_link">Appendix C. <text:tab/>Reference Implementation<text:tab/>76</text:a></text:p>
          <text:p text:style-name="P160"><text:a xlink:type="simple" xlink:href="#__RefHeading__15351_972012461" text:style-name="Internet_20_link" text:visited-style-name="Internet_20_link">Appendix D. <text:tab/>Remote Key Lookup<text:tab/>77</text:a></text:p>
          <text:p text:style-name="P160"><text:a xlink:type="simple" xlink:href="#__RefHeading__15353_972012461" text:style-name="Internet_20_link" text:visited-style-name="Internet_20_link">Appendix E. <text:tab/>Security Considerations<text:tab/>79</text:a></text:p>
          <text:p text:style-name="P160"><text:a xlink:type="simple" xlink:href="#__RefHeading__15355_972012461" text:style-name="Internet_20_link" text:visited-style-name="Internet_20_link">Appendix F. <text:tab/>Intellectual Property Rights<text:tab/>79</text:a></text:p>
          <text:p text:style-name="P160"><text:a xlink:type="simple" xlink:href="#__RefHeading__15357_972012461" text:style-name="Internet_20_link" text:visited-style-name="Internet_20_link">Appendix G. <text:tab/>References<text:tab/>80</text:a></text:p>
          <text:p text:style-name="P160"><text:a xlink:type="simple" xlink:href="#__RefHeading__15359_972012461" text:style-name="Internet_20_link" text:visited-style-name="Internet_20_link">Appendix H. <text:tab/>Acknowledgments<text:tab/>82</text:a></text:p>
          <text:p text:style-name="P160"><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text:p>
      <text:p text:style-name="Text_20_body">In addition to PKI and symmetric keys (including OTP applications), SKS also supports arbitrary key attributes which for example can support novel schemes for identity federation and payment networks.</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3">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3"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2.0</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3"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1">Due to the fact that the “Standard” mode potentially affects the user's privacy, it is </text:span><text:span text:style-name="T152">recommended</text:span><text:span text:style-name="T151">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73"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dev.pin.prot">devicePinProtection</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65"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rows-spanned="4" table:number-columns-spanned="2" office:value-type="string">
            <text:p text:style-name="P85">See <text:span text:style-name="CrossRef"><text:reference-ref text:reference-format="text" text:ref-name="xml.dsg">XML Signature</text:reference-ref></text:span></text:p>
          </table:table-cell>
          <table:covered-table-cell/>
        </table:table-row>
        <table:table-row table:style-name="Table34.2">
          <table:table-cell table:style-name="Table34.A4" office:value-type="string">
            <text:p text:style-name="P20">http://www.w3.org/2001/04/xmldsig-more#hmac-sha256</text:p>
          </table:table-cell>
          <table:covered-table-cell/>
          <table:covered-table-cell/>
        </table:table-row>
        <table:table-row table:style-name="Table34.2">
          <table:table-cell table:style-name="Table34.A4" office:value-type="string">
            <text:p text:style-name="Standard">http://www.w3.org/2001/04/xmldsig-more#hmac-sha384</text:p>
          </table:table-cell>
          <table:covered-table-cell/>
          <table:covered-table-cell/>
        </table:table-row>
        <table:table-row table:style-name="Table34.2">
          <table:table-cell table:style-name="Table34.A4" office:value-type="string">
            <text:p text:style-name="P20">http://www.w3.org/2001/04/xmldsig-more#hmac-sha512</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es.pkcs1_5</text:p>
          </table:table-cell>
          <table:table-cell table:style-name="Table34.A4" table:number-rows-spanned="3" office:value-type="string">
            <text:p text:style-name="Table_20_Contents"><text:span text:style-name="T40">See </text:span><text:span text:style-name="CrossRef"><text:span text:style-name="T146"><text:reference-ref text:reference-format="text" text:ref-name="RFC3447">RFC 3447</text:reference-ref></text:span></text:span></text:p>
            <text:p text:style-name="P147"><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21" table:number-columns-spanned="3" office:value-type="string">
            <text:p text:style-name="P20"/>
          </table:table-cell>
          <table:covered-table-cell/>
          <table:covered-table-cell/>
        </table:table-row>
        <table:table-row table:style-name="Table34.2">
          <table:table-cell table:style-name="Table34.A22"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21"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1/04/xmldsig-more#rsa-sha256</text:p>
          </table:table-cell>
          <table:table-cell table:style-name="Table34.A4" table:number-rows-spanned="6" office:value-type="string">
            <text:p text:style-name="P2">See <text:span text:style-name="CrossRef"><text:reference-ref text:reference-format="text" text:ref-name="xml.dsg">XML Signature</text:reference-ref></text:span></text:p>
          </table:table-cell>
          <table:table-cell table:style-name="Table34.B4" table:number-rows-spanned="8" office:value-type="string">
            <text:p text:style-name="P11">Signing mode only</text:p>
          </table:table-cell>
        </table:table-row>
        <table:table-row table:style-name="Table34.2">
          <table:table-cell table:style-name="Table34.A4" office:value-type="string">
            <text:p text:style-name="P20">http://www.w3.org/2001/04/xmldsig-more#rsa-sha384</text:p>
          </table:table-cell>
          <table:covered-table-cell/>
          <table:covered-table-cell/>
        </table:table-row>
        <table:table-row table:style-name="Table34.2">
          <table:table-cell table:style-name="Table34.A4" office:value-type="string">
            <text:p text:style-name="P20">http://www.w3.org/2001/04/xmldsig-more#rsa-sha512</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20">http://www.w3.org/2001/04/xmldsig-more#ecdsa-sha384</text:p>
          </table:table-cell>
          <table:covered-table-cell/>
          <table:covered-table-cell/>
        </table:table-row>
        <table:table-row table:style-name="Table34.2">
          <table:table-cell table:style-name="Table34.A4" office:value-type="string">
            <text:p text:style-name="P20">http://www.w3.org/2001/04/xmldsig-more#ecdsa-sha512</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
      <text:p text:style-name="Text_20_body"/>
      <text:p text:style-name="Text_20_body">Note that the <text:span text:style-name="T2">binary</text:span> encoding of signature values <text:span text:style-name="T36">must</text:span> be in accordance with <text:span text:style-name="CrossRef"><text:reference-ref text:reference-format="text" text:ref-name="xml.dsg">XML Signature</text:reference-ref></text:span> which for ECDSA differs from for example OpenSSL and JCE.</text:p>
      <table:table table:name="Table78" table:style-name="Table78">
        <table:table-column table:style-name="Table78.A"/>
        <table:table-column table:style-name="Table78.B"/>
        <table:table-column table:style-name="Table78.C"/>
        <table:table-row table:style-name="Table78.1">
          <table:table-cell table:style-name="Table78.A1"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78.2">
          <table:table-cell table:style-name="Table78.A2" office:value-type="string">
            <text:p text:style-name="P96">http://xmlns.webpki.org/sks/algorithm#rsa1024</text:p>
          </table:table-cell>
          <table:table-cell table:style-name="Table78.A2" office:value-type="string">
            <text:p text:style-name="Standard">RSA 1024-bit key</text:p>
          </table:table-cell>
          <table:table-cell table:style-name="Table78.C2" table:number-rows-spanned="2" office:value-type="string">
            <text:p text:style-name="P104"><text:span text:style-name="T2">Implicit exponent:</text:span> 65537</text:p>
          </table:table-cell>
        </table:table-row>
        <table:table-row table:style-name="Table78.2">
          <table:table-cell table:style-name="Table78.A2" office:value-type="string">
            <text:p text:style-name="P96">http://xmlns.webpki.org/sks/algorithm#rsa2048</text:p>
          </table:table-cell>
          <table:table-cell table:style-name="Table78.A2" office:value-type="string">
            <text:p text:style-name="Standard">RSA 2048-bit key</text:p>
          </table:table-cell>
          <table:covered-table-cell/>
        </table:table-row>
        <table:table-row table:style-name="Table78.2">
          <table:table-cell table:style-name="Table78.A2" office:value-type="string">
            <text:p text:style-name="P96">http://xmlns.webpki.org/sks/algorithm#ec.nist.p256</text:p>
          </table:table-cell>
          <table:table-cell table:style-name="Table78.A2" office:value-type="string">
            <text:p text:style-name="Standard">EC NIST<text:span text:style-name="T40"> </text:span>“P-256”</text:p>
          </table:table-cell>
          <table:table-cell table:style-name="Table78.C2" table:number-rows-spanned="3" office:value-type="string">
            <text:p text:style-name="P104">See <text:span text:style-name="CrossRef"><text:reference-ref text:reference-format="text" text:ref-name="fips.186-3">FIPS 186-4</text:reference-ref></text:span></text:p>
          </table:table-cell>
        </table:table-row>
        <table:table-row table:style-name="Table78.2">
          <table:table-cell table:style-name="Table78.A2" office:value-type="string">
            <text:p text:style-name="P96">http://xmlns.webpki.org/sks/algorithm#ec.nist.p384</text:p>
          </table:table-cell>
          <table:table-cell table:style-name="Table78.A2" office:value-type="string">
            <text:p text:style-name="Standard"><text:span text:style-name="T40">EC NIST </text:span>“P-384” </text:p>
          </table:table-cell>
          <table:covered-table-cell/>
        </table:table-row>
        <table:table-row table:style-name="Table78.2">
          <table:table-cell table:style-name="Table78.A2" office:value-type="string">
            <text:p text:style-name="P96">http://xmlns.webpki.org/sks/algorithm#ec.nist.p521</text:p>
          </table:table-cell>
          <table:table-cell table:style-name="Table78.A2" office:value-type="string">
            <text:p text:style-name="Standard"><text:span text:style-name="T40">EC NIST </text:span>“P-521” </text:p>
          </table:table-cell>
          <table:covered-table-cell/>
        </table:table-row>
        <table:table-row table:style-name="Table78.2">
          <table:table-cell table:style-name="Table78.A2" office:value-type="string">
            <text:p text:style-name="P96">http://xmlns.webpki.org/sks/algorithm#ec.brainpool.p256r1</text:p>
          </table:table-cell>
          <table:table-cell table:style-name="Table78.A2" office:value-type="string">
            <text:p text:style-name="Standard">EC Brainpool “P256r1”</text:p>
          </table:table-cell>
          <table:table-cell table:style-name="Table78.C2"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line-break/></text:p>
      <text:h text:style-name="Heading_20_2"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Asymmetric Key Generation</text:p>
          </table:table-cell>
          <table:covered-table-cell/>
          <table:covered-table-cell/>
        </table:table-row>
        <table:table-row table:style-name="Table122.2">
          <table:table-cell table:style-name="Table122.A2" office:value-type="string">
            <text:p text:style-name="P96">http://xmlns.webpki.org/sks/algorithm#rsa3072</text:p>
          </table:table-cell>
          <table:table-cell table:style-name="Table122.B2" office:value-type="string">
            <text:p text:style-name="Standard">RSA 3072-bit key</text:p>
          </table:table-cell>
          <table:table-cell table:style-name="Table122.C2" table:number-rows-spanned="2" office:value-type="string">
            <text:p text:style-name="P104"><text:span text:style-name="T2">Implicit exponent:</text:span> 65537</text:p>
          </table:table-cell>
        </table:table-row>
        <table:table-row table:style-name="Table122.2">
          <table:table-cell table:style-name="Table122.B2" office:value-type="string">
            <text:p text:style-name="P96">http://xmlns.webpki.org/sks/algorithm#rsa4096</text:p>
          </table:table-cell>
          <table:table-cell table:style-name="Table122.B2" office:value-type="string">
            <text:p text:style-name="Standard">RSA 4096-bit key</text:p>
          </table:table-cell>
          <table:covered-table-cell/>
        </table:table-row>
        <table:table-row table:style-name="Table122.2">
          <table:table-cell table:style-name="Table122.B2" office:value-type="string">
            <text:p text:style-name="P96">http://xmlns.webpki.org/sks/algorithm#rsa1024.exp</text:p>
          </table:table-cell>
          <table:table-cell table:style-name="Table122.B2" office:value-type="string">
            <text:p text:style-name="Standard">RSA 1024-bit key</text:p>
          </table:table-cell>
          <table:table-cell table:style-name="Table122.C2" table:number-rows-spanned="4" office:value-type="string">
            <text:p text:style-name="P99">Variable exponent</text:p>
            <text:p text:style-name="P99"/>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B2" office:value-type="string">
            <text:p text:style-name="P96">http://xmlns.webpki.org/sks/algorithm#rsa2048.exp</text:p>
          </table:table-cell>
          <table:table-cell table:style-name="Table122.B2" office:value-type="string">
            <text:p text:style-name="Standard">RSA 2048-bit key</text:p>
          </table:table-cell>
          <table:covered-table-cell/>
        </table:table-row>
        <table:table-row table:style-name="Table122.2">
          <table:table-cell table:style-name="Table122.B2" office:value-type="string">
            <text:p text:style-name="P96">http://xmlns.webpki.org/sks/algorithm#rsa3072.exp</text:p>
          </table:table-cell>
          <table:table-cell table:style-name="Table122.B2" office:value-type="string">
            <text:p text:style-name="Standard">RSA 3072-bit key</text:p>
          </table:table-cell>
          <table:covered-table-cell/>
        </table:table-row>
        <table:table-row table:style-name="Table122.2">
          <table:table-cell table:style-name="Table122.B2" office:value-type="string">
            <text:p text:style-name="P96">http://xmlns.webpki.org/sks/algorithm#rsa4096.exp</text:p>
          </table:table-cell>
          <table:table-cell table:style-name="Table122.B2" office:value-type="string">
            <text:p text:style-name="Standard">RSA 4096-bit key</text:p>
          </table:table-cell>
          <table:covered-table-cell/>
        </table:table-row>
      </table:table>
      <text:p text:style-name="Standard"/>
      <text:p text:style-name="Standard"/>
      <text:p text:style-name="Standard">Note that the <text:span text:style-name="CrossRef"><text:span text:style-name="T75"><text:reference-ref text:reference-format="text" text:ref-name="keygen2">KeyGen2</text:reference-ref></text:span></text:span> samples use <text:span text:style-name="CrossRef"><text:span text:style-name="T75"><text:reference-ref text:reference-format="text" text:ref-name="JOSE">JOSE</text:reference-ref></text:span></text:span> algorithm-IDs when there is such a counterpart available. </text:p>
      <text:h text:style-name="P166"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1"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46"><text:reference-ref text:reference-format="text" text:ref-name="user.api">User API</text:reference-ref></text:span></text:span><text:span text:style-name="T5"> methods like </text:span><text:span text:style-name="CrossRef"><text:span text:style-name="T146"><text:reference-ref text:reference-format="text" text:ref-name="signdata">signHashedData</text:reference-ref></text:span></text:span><text:span text:style-name="T5">.</text:span></text:p>
      <text:p text:style-name="P50"/>
      <text:h text:style-name="P173"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73"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text:span text:style-name="T2">default</text:span> security mechanisms used during a provisioning session (defined by the SKS properties<text:span text:style-name="T56"> </text:span><text:span text:style-name="CrossRef"><text:span text:style-name="T75"><text:reference-ref text:reference-format="text" text:ref-name="sess.key.alg">sessionKeyAlgorithm</text:reference-ref></text:span></text:span><text:span text:style-name="T56"> and </text:span><text:span text:style-name="CrossRef"><text:span text:style-name="T75"><text:reference-ref text:reference-format="text" text:ref-name="key.entry.alg">keyEntryAlgorithm</text:reference-ref></text:span></text:span><text:span text:style-name="T56">). </text:span><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text:span><text:span text:style-name="T63">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63">EncryptionKey </text:span><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72"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79"><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54">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0"><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26782145" text:style-name="L1">
        <text:list-item>
          <text:p text:style-name="P174"><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74">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74"><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74"><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u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u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u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u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73"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text:reference-mark-start text:name="error_option"/>ERROR_OPTION<text:reference-mark-end text:name="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6"><text:span text:style-name="T151">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1"> remain intact are the cryptographic operations including how objects are represented in MACs.</text:span></text:p>
          </table:table-cell>
        </table:table-row>
      </table:table>
      <text:p text:style-name="Text_20_body"/>
      <text:p text:style-name="P137"/>
      <text:p text:style-name="P139">Note that a <text:span text:style-name="T95">keyHandle</text:span> in this specification always refers to a <text:span text:style-name="T2">key entry</text:span>. <text:s/>See <text:span text:style-name="CrossRef"><text:span text:style-name="T146"><text:reference-ref text:reference-format="text" text:ref-name="key.entries">Key Entries</text:reference-ref></text:span></text:span>.</text:p>
      <text:h text:style-name="P168"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u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ushort</text:p>
          </table:table-cell>
          <table:table-cell table:style-name="Table49.C2" office:value-type="string">
            <text:p text:style-name="P2">Non-zero value holding the number of certificate objects</text:p>
          </table:table-cell>
        </table:table-row>
        <table:table-row table:style-name="Table49.2">
          <table:table-cell table:style-name="Table49.A2" office:value-type="string">
            <text:p text:style-name="P16">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4"><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u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u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u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7"/>
      <text:p text:style-name="P42"/>
      <text:p text:style-name="P42"/>
      <text:p text:style-name="P109">Continued on the next page...</text:p>
      <text:p text:style-name="P114">The <text:reference-mark-start text:name="dev.type"/><text:span text:style-name="T97">deviceType</text:span><text:reference-mark-end text:name="dev.type"/> property hold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68"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u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u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ushort</text:p>
          </table:table-cell>
          <table:table-cell table:style-name="Table1.C2" office:value-type="string">
            <text:p text:style-name="P2">Upper limit of<text:span text:style-name="T39"> </text:span><text:span text:style-name="CrossRef"><text:reference-ref text:reference-format="text" text:ref-name="sess.key">sessionKey</text:reference-ref></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u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40">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6777076" text:style-name="L2">
              <text:list-item>
                <text:p text:style-name="P183">Generate a for this SKS <text:span text:style-name="T2">unique</text:span> <text:span text:style-name="T87">clientSessionId</text:span></text:p>
              </text:list-item>
              <text:list-item>
                <text:p text:style-name="P176">Output <text:span text:style-name="T87">clientSessionId</text:span></text:p>
              </text:list-item>
              <text:list-item>
                <text:p text:style-name="P176">Generate an <text:span text:style-name="T2">ephemeral</text:span> ECDH key-pair <text:span text:style-name="T87">EKP</text:span> using <text:span text:style-name="T2">the same named curve</text:span> as <text:span text:style-name="T87">serverEphemeralKey</text:span></text:p>
              </text:list-item>
              <text:list-item>
                <text:p text:style-name="P175">Output <text:span text:style-name="T95">clientEphemeralKey</text:span> = <text:span text:style-name="T97">EKP.publicKey</text:span></text:p>
              </text:list-item>
              <text:list-item>
                <text:p text:style-name="P176">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77">Define <text:span text:style-name="T2">internal</text:span> variable: byte[32] <text:reference-mark-start text:name="sess.key"/><text:span text:style-name="T87">sessionKey</text:span><text:reference-mark-end text:name="sess.key"/></text:p>
              </text:list-item>
              <text:list-item>
                <text:p text:style-name="P178">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79"><text:span text:style-name="T65">Output</text:span><text:span text:style-name="T69"> </text:span><text:span text:style-name="T95">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86">Define internal variable: ushort <text:reference-mark-start text:name="mac.seq.cnt"/><text:span text:style-name="T87">macSequenceCounter</text:span><text:reference-mark-end text:name="mac.seq.cnt"/> and set it to <text:span text:style-name="T2">zero</text:span></text:p>
              </text:list-item>
              <text:list-item>
                <text:p text:style-name="P186"><text:span text:style-name="T39">Store </text:span><text:span text:style-name="T87">sessionKey</text:span><text:span text:style-name="T39">, </text:span><text:span text:style-name="T92">sessionKey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87">Output <text:span text:style-name="T87">provisioningHandle</text:span></text:p>
              </text:list-item>
            </text:list>
            <text:p text:style-name="P148"><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CrossRef"><text:span text:style-name="T75"><text:reference-ref text:reference-format="text" text:ref-name="sess.key">sessionKey</text:reference-ref></text:span></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CrossRef"><text:span text:style-name="T75"><text:reference-ref text:reference-format="text" text:ref-name="sess.key">sessionKey</text:reference-ref></text:span></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CrossRef"><text:span text:style-name="T75"><text:reference-ref text:reference-format="text" text:ref-name="sess.key">sessionKey</text:reference-ref></text:span></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7">Continued on the next page...</text:p>
      <text:p text:style-name="P98"/>
      <text:p text:style-name="P114"><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9"><text:span text:style-name="T111">{</text:span><text:span text:style-name="T19"><text:line-break/></text:span><text:span text:style-name="T109">    </text:span><text:span text:style-name="T111">"</text:span><text:span text:style-name="T120">@context</text:span><text:span text:style-name="T111">": "</text:span><text:span text:style-name="T130">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prov.sess.req"/><text:span text:style-name="T129">ProvisioningInitializationRequest</text:span><text:reference-mark-end text:name="prov.sess.req"/><text:span text:style-name="T111">",</text:span><text:span text:style-name="T19"><text:line-break/></text:span><text:span text:style-name="T109">    </text:span><text:span text:style-name="T111">"</text:span><text:span text:style-name="T124">serverSessionId</text:span><text:span text:style-name="T111">": "</text:span><text:span text:style-name="T129">14153858604BE5OTXkwbax23nsIxS3gh</text:span><text:span text:style-name="T111">",</text:span><text:span text:style-name="T19"><text:line-break/></text:span><text:span text:style-name="T109">    </text:span><text:span text:style-name="T111">"</text:span><text:span text:style-name="T124">serverTime</text:span><text:span text:style-name="T111">": "</text:span><text:span text:style-name="T129">2017-01-08T10:00:17Z</text:span><text:span text:style-name="T111">",</text:span><text:span text:style-name="T19"><text:line-break/></text:span><text:span text:style-name="T109">    </text:span><text:span text:style-name="T111">"</text:span><text:span text:style-name="T124">sessionKeyAlgorithm</text:span><text:span text:style-name="T111">": "</text:span><text:span text:style-name="T129">http://xmlns.webpki.org/sks/algorithm#session.1</text:span><text:span text:style-name="T111">",</text:span><text:span text:style-name="T19"><text:line-break/></text:span><text:span text:style-name="T109">    </text:span><text:span text:style-name="T111">"</text:span><text:span text:style-name="T124">sessionKeyLimit</text:span><text:span text:style-name="T111">": </text:span><text:span text:style-name="T134">50</text:span><text:span text:style-name="T111">,</text:span><text:span text:style-name="T19"><text:line-break/></text:span><text:span text:style-name="T109">    </text:span><text:span text:style-name="T111">"</text:span><text:span text:style-name="T124">sessionLifeTime</text:span><text:span text:style-name="T111">": </text:span><text:span text:style-name="T134">10000</text:span><text:span text:style-name="T111">,</text:span><text:span text:style-name="T19"><text:line-break/></text:span><text:span text:style-name="T109">    </text:span><text:span text:style-name="T111">"</text:span><text:span text:style-name="T124">serverEphemeralKey</text:span><text:span text:style-name="T111">": {</text:span><text:span text:style-name="T19"><text:line-break/></text:span><text:span text:style-name="T115">        </text:span><text:span text:style-name="T114">"</text:span><text:span text:style-name="T126">kty</text:span><text:span text:style-name="T114">": "</text:span><text:span text:style-name="T133">EC</text:span><text:span text:style-name="T114">",</text:span><text:span text:style-name="T139"><text:line-break/></text:span><text:span text:style-name="T115">        </text:span><text:span text:style-name="T114">"</text:span><text:span text:style-name="T126">crv</text:span><text:span text:style-name="T114">": "</text:span><text:span text:style-name="T133">P-256</text:span><text:span text:style-name="T114">",</text:span><text:span text:style-name="T139"><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9"><text:line-break/></text:span><text:span text:style-name="T109">        </text:span><text:span text:style-name="T111">"</text:span><text:span text:style-name="T124">y</text:span><text:span text:style-name="T111">": "</text:span><text:span text:style-name="T129">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24">keyManagementKey</text:span><text:span text:style-name="T111">": {</text:span><text:span text:style-name="T19"><text:line-break/></text:span><text:span text:style-name="T115">        </text:span><text:span text:style-name="T114">"</text:span><text:span text:style-name="T126">kty</text:span><text:span text:style-name="T114">": "</text:span><text:span text:style-name="T133">RSA</text:span><text:span text:style-name="T114">",</text:span><text:span text:style-name="T139"><text:line-break/></text:span><text:span text:style-name="T109">        </text:span><text:span text:style-name="T111">"</text:span><text:span text:style-name="T124">n</text:span><text:span text:style-name="T111">": "</text:span><text:span text:style-name="T129">jvct15zkH0lw2OwFCn</text:span><text:span text:style-name="T105"> … </text:span><text:span text:style-name="T129">vPFX7K1GqLdnumNHNrY1YQ"</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P51"/>
      <text:p text:style-name="Text_20_body"/>
      <text:p text:style-name="P42"/>
      <text:p text:style-name="P107"/>
      <text:p text:style-name="P63">Continued on the next page...</text:p>
      <text:p text:style-name="P114"><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9"><text:span text:style-name="T113">{</text:span><text:span text:style-name="T10"><text:line-break/></text:span><text:span text:style-name="T112">    </text:span><text:span text:style-name="T113">"</text:span><text:span text:style-name="T120">@context</text:span><text:span text:style-name="T113">": "</text:span><text:span text:style-name="T132">http://xmlns.webpki.org/keygen2/1.0</text:span><text:span text:style-name="T107">"</text:span><text:span text:style-name="T113">,</text:span><text:span text:style-name="T10"><text:line-break/></text:span><text:span text:style-name="T112">    </text:span><text:span text:style-name="T113">"</text:span><text:span text:style-name="T120">@qualifier</text:span><text:span text:style-name="T113">": "</text:span><text:reference-mark-start text:name="prov.sess.resp"/><text:span text:style-name="T132">ProvisioningInitializationResponse</text:span><text:reference-mark-end text:name="prov.sess.resp"/><text:span text:style-name="T113">",</text:span><text:span text:style-name="T10"><text:line-break/></text:span><text:span text:style-name="T112">    </text:span><text:span text:style-name="T113">"</text:span><text:span text:style-name="T125">serverSessionId</text:span><text:span text:style-name="T113">": "</text:span><text:span text:style-name="T132">14153858604BE5OTXkwbax23nsIxS3gh</text:span><text:span text:style-name="T113">",</text:span><text:span text:style-name="T10"><text:line-break/></text:span><text:span text:style-name="T112">    </text:span><text:span text:style-name="T113">"</text:span><text:span text:style-name="T125">clientSessionId</text:span><text:span text:style-name="T113">": "</text:span><text:span text:style-name="T132">QqTlcUH_Md7_i2dP4S5VKYmmYsbUbzGL</text:span><text:span text:style-name="T113">",</text:span><text:span text:style-name="T10"><text:line-break/></text:span><text:span text:style-name="T112">    </text:span><text:span text:style-name="T113">"</text:span><text:span text:style-name="T125">serverTime</text:span><text:span text:style-name="T113">": "</text:span><text:span text:style-name="T132">2017-01-08T10:00:17Z</text:span><text:span text:style-name="T113">",</text:span><text:span text:style-name="T10"><text:line-break/></text:span><text:span text:style-name="T112">    </text:span><text:span text:style-name="T113">"</text:span><text:span text:style-name="T125">clientTime</text:span><text:span text:style-name="T113">": "</text:span><text:span text:style-name="T132">2017-01-08T12:00:19+02:00</text:span><text:span text:style-name="T113">",</text:span><text:span text:style-name="T10"><text:line-break/></text:span><text:span text:style-name="T112">    </text:span><text:span text:style-name="T113">"</text:span><text:span text:style-name="T125">clientEphemeralKey</text:span><text:span text:style-name="T113">": {</text:span><text:span text:style-name="T10"><text:line-break/></text:span><text:span text:style-name="T112">        </text:span><text:span text:style-name="T113">"</text:span><text:span text:style-name="T125">kty</text:span><text:span text:style-name="T113">": "</text:span><text:span text:style-name="T132">EC</text:span><text:span text:style-name="T113">",</text:span><text:span text:style-name="T141"><text:line-break/></text:span><text:span text:style-name="T112">        </text:span><text:span text:style-name="T113">"</text:span><text:span text:style-name="T125">crv</text:span><text:span text:style-name="T113">": "</text:span><text:span text:style-name="T132">P-256</text:span><text:span text:style-name="T113">",</text:span><text:span text:style-name="T141"><text:line-break/></text:span><text:span text:style-name="T112">        </text:span><text:span text:style-name="T113">"</text:span><text:span text:style-name="T125">x</text:span><text:span text:style-name="T113">": "</text:span><text:span text:style-name="T132">lNxNvAUEE8t7DSQBft93LVSXxKCiVjhbWWfyg023FCk"</text:span><text:span text:style-name="T113">,</text:span><text:span text:style-name="T10"><text:line-break/></text:span><text:span text:style-name="T112">        </text:span><text:span text:style-name="T113">"</text:span><text:span text:style-name="T125">y</text:span><text:span text:style-name="T113">": "</text:span><text:span text:style-name="T132">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25">deviceInfo</text:span><text:span text:style-name="T113">": {</text:span><text:span text:style-name="T10"><text:line-break/></text:span><text:span text:style-name="T112">        </text:span><text:span text:style-name="T113">"</text:span><text:span text:style-name="T125">certificatePath</text:span><text:span text:style-name="T113">": [</text:span><text:span text:style-name="T10"><text:line-break/></text:span><text:span text:style-name="T112">            </text:span><text:span text:style-name="T113">"</text:span><text:span text:style-name="T132">MIIClzCCAX-gAwIBAgI … uk9W/uNIHdoyQn19w"</text:span><text:span text:style-name="T113">,</text:span><text:span text:style-name="T10"><text:line-break/></text:span><text:span text:style-name="T112">            </text:span><text:span text:style-name="T113">"</text:span><text:span text:style-name="T132">MIIDZjCCAk6gAwIBAgI … xOmZyH10xvpsnmokg"</text:span><text:span text:style-name="T113">,</text:span><text:span text:style-name="T10"><text:line-break/></text:span><text:span text:style-name="T112">            </text:span><text:span text:style-name="T113">"</text:span><text:span text:style-name="T132">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span text:style-name="T125">attestation</text:span><text:span text:style-name="T113">": "</text:span><text:span text:style-name="T132">Tgzvnr_k266LMXinVm</text:span><text:span text:style-name="T107"> … </text:span><text:span text:style-name="T132">7pkJnYipIf9xjOuUJD6OYs"</text:span><text:span text:style-name="T113">,<text:line-break/>    "</text:span><text:reference-mark-start text:name="server.cert.fp"/><text:span text:style-name="T125">serverCertificateFingerPrint</text:span><text:reference-mark-end text:name="server.cert.fp"/><text:span text:style-name="T113">": "</text:span><text:span text:style-name="T132">HwKCofkqkTFXRmyyb_CnWhAcTbQF7w8rl1OqCwyM4TM"</text:span><text:span text:style-name="T113">,<text:line-break/></text:span><text:span text:style-name="T112">    </text:span><text:span text:style-name="T113">"</text:span><text:span text:style-name="T125">signature</text:span><text:span text:style-name="T113">": {</text:span><text:span text:style-name="T10"><text:line-break/></text:span><text:span text:style-name="T112">        </text:span><text:span text:style-name="T113">"</text:span><text:span text:style-name="T125">algorithm</text:span><text:span text:style-name="T113">": "</text:span><text:span text:style-name="T132">HS256</text:span><text:span text:style-name="T113">",</text:span><text:span text:style-name="T10"><text:line-break/></text:span><text:span text:style-name="T112">        </text:span><text:span text:style-name="T113">"</text:span><text:span text:style-name="T125">value</text:span><text:span text:style-name="T113">": "</text:span><text:span text:style-name="T132">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Info</text:span><text:span text:style-name="T84"> </text:span><text:span text:style-name="T36">must</text:span><text:span text:style-name="T84"> be available for verification of the </text:span><text:span text:style-name="T27">attestation</text:span><text:span text:style-name="T84"> signature as well as for identification of the SKS container. <text:s/>The </text:span><text:span text:style-name="T27">deviceInfo</text:span> <text:span text:style-name="T36">must</text:span> supply the full <text:span text:style-name="CrossRef"><text:reference-ref text:reference-format="text" text:ref-name="devcert">Device Certificate</text:reference-ref></text:span> path as provid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Info</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CrossRef"><text:reference-ref text:reference-format="text" text:ref-name="sess.key">sessionKey</text:reference-ref></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4">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7403097" text:continue-numbering="true" text:style-name="L2">
              <text:list-item>
                <text:p text:style-name="P188">Decide if the received <text:span text:style-name="T27">deviceInfo</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86">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CrossRef"><text:reference-ref text:reference-format="text" text:ref-name="sess.key">sessionKey</text:reference-ref></text:span></text:p>
              </text:list-item>
              <text:list-item>
                <text:p text:style-name="P189"><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text:span text:style-name="T87">clientEphemeralKey</text:span> ||<text:tab/><text:span text:style-name="T100">// Received</text:span><text:line-break/><text:tab/>k<text:span text:style-name="T87">eyManagementKey</text:span> ||<text:tab/><text:span text:style-name="T100">// Saved</text:span><text:line-break/><text:tab/><text:span text:style-name="T87">clientTime</text:span> ||<text:tab/><text:span text:style-name="T100">// Received</text:span><text:line-break/><text:tab/><text:span text:style-name="T87">sessionLifeTime</text:span> ||<text:tab/><text:span text:style-name="T100">// Saved</text:span><text:line-break/><text:tab/><text:span text:style-name="T87">sessionKeyLimit</text:span>))<text:tab/><text:span text:style-name="T100">// Saved</text:span></text:p>
              </text:list-item>
              <text:list-item>
                <text:p text:style-name="P190"><text:span text:style-name="T66">Verify that the received enveloped </text:span><text:span text:style-name="T91">signature</text:span><text:span text:style-name="T66"> validates since this is a proof of that the </text:span><text:span text:style-name="CrossRef"><text:reference-ref text:reference-format="text" text:ref-name="sess.key">sessionKey</text:reference-ref></text:span><text:span text:style-name="T66"> is correctly calculated</text:span></text:p>
              </text:list-item>
              <text:list-item>
                <text:p text:style-name="P191"><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Info</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68"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u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close.att">attestation</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27401678" text:continue-numbering="true" text:style-name="L2">
        <text:list-item>
          <text:p text:style-name="P184">There is an open provisioning session associated with <text:span text:style-name="T87">provisioningHandle</text:span></text:p>
        </text:list-item>
        <text:list-item>
          <text:p text:style-name="P175">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75"><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nonce</text:span></text:p>
        </text:list-item>
        <text:list-item>
          <text:p text:style-name="P185">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5"><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5">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5">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nonce</text:span><text:span text:style-name="T56"> attributes:</text:span></text:p>
      <text:p text:style-name="P93"/>
      <table:table table:name="Table76" table:style-name="Table76">
        <table:table-column table:style-name="Table76.A"/>
        <table:table-row>
          <table:table-cell table:style-name="Table76.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p>
            <text:p text:style-name="P150"><text:span text:style-name="T139"><text:s text:c="12"/></text:span><text:span text:style-name="T144">Other Message Payload</text:span></text:p>
            <text:p text:style-name="P75"><text:span text:style-name="T115">    </text:span><text:span text:style-name="T114">"</text:span><text:span text:style-name="T126">nonce</text:span><text:span text:style-name="T114">": "</text:span><text:span text:style-name="T133">NajebxXBmgs1oNj81KzrQBNiAMts-I90kCMJ41QdZhI"</text:span><text:span text:style-name="T114">,</text:span><text:span text:style-name="T139"><text:line-break/></text:span><text:span text:style-name="T115">    </text:span><text:span text:style-name="T114">"</text:span><text:span text:style-name="T126">mac</text:span><text:span text:style-name="T114">": "</text:span><text:span text:style-name="T133">DVhtwgO7fnasR-gouyiReoFGDH2w4Sj6RWZ9SlWJeDQ"</text:span><text:span text:style-name="T139"><text:line-break/></text:span><text:span text:style-name="T114">}</text:span><text:span text:style-name="T139"> </text:span></text:p>
          </table:table-cell>
        </table:table-row>
      </table:table>
      <text:p text:style-name="P92"/>
      <text:p text:style-name="P50"><text:span text:style-name="T57">The </text:span><text:reference-mark-start text:name="close.att"/><text:span text:style-name="T92">attestation</text:span><text:reference-mark-end text:name="close.att"/><text:span text:style-name="T57"> object is created by attesting (see </text:span><text:span text:style-name="CrossRef"><text:span text:style-name="T75"><text:reference-ref text:reference-format="text" text:ref-name="SKSAttestations">Attestations</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nonce</text:span></text:p>
      <text:p text:style-name="Text_20_body"><text:span text:style-name="T40">Also see </text:span><text:span text:style-name="CrossRef"><text:reference-ref text:reference-format="text" text:ref-name="sess.key.op">sessionKeyLimit</text:reference-ref></text:span><text:span text:style-name="T40">.</text:span></text:p>
      <text:p text:style-name="P88"/>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5"/>
      <table:table table:name="Table104" table:style-name="Table104">
        <table:table-column table:style-name="Table104.A"/>
        <table:table-row>
          <table:table-cell table:style-name="Table104.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sponse</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attestation</text:span><text:span text:style-name="T114">": "</text:span><text:span text:style-name="T133">acpN8bVJwKZJadIaOsZ-b-7Ky2WRoItP9pFXFD3NrIo"</text:span><text:span text:style-name="T139"><text:line-break/></text:span><text:span text:style-name="T114">}</text:span><text:span text:style-name="T139"> </text:span></text:p>
          </table:table-cell>
        </table:table-row>
      </table:table>
      <text:h text:style-name="P168"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u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u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u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68"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u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68"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u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text:span><text:span text:style-name="T95">result</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68"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u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47"><text:reference-ref text:reference-format="text" text:ref-name="key.mgr.key">keyManagementKey</text:reference-ref></text:span></text:span><text:span text:style-name="T75"> that needs to be updated to support post-operations using a new </text:span><text:span text:style-name="CrossRef"><text:span text:style-name="T147"><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47"><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5"><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4"><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7"/>
      <text:p text:style-name="P63">Continued on the next page...</text:p>
      <text:p text:style-name="P112">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81"><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Initi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2a80df8_4YcBFZmNkVUnAw9losHa</text:span><text:span text:style-name="T117">",</text:span><text:span text:style-name="T142"><text:line-break/></text:span><text:span text:style-name="T116">    </text:span><text:span text:style-name="T117">"</text:span><text:span text:style-name="T127">serverTime</text:span><text:span text:style-name="T117">": "</text:span><text:span text:style-name="T131">2017-01-08T10:49:13Z</text:span><text:span text:style-name="T117">",</text:span><text:span text:style-name="T142"><text:line-break/></text:span><text:span text:style-name="T116">    </text:span><text:span text:style-name="T117">"</text:span><text:span text:style-name="T127">sessionKeyAlgorithm</text:span><text:span text:style-name="T117">": "</text:span><text:span text:style-name="T131">http://xmlns.webpki.org/sks/algorithm#session.1</text:span><text:span text:style-name="T117">",</text:span><text:span text:style-name="T142"><text:line-break/></text:span><text:span text:style-name="T116">    </text:span><text:span text:style-name="T117">"</text:span><text:span text:style-name="T127">sessionKeyLimit</text:span><text:span text:style-name="T117">": </text:span><text:span text:style-name="T135">50</text:span><text:span text:style-name="T117">,</text:span><text:span text:style-name="T142"><text:line-break/></text:span><text:span text:style-name="T116">    </text:span><text:span text:style-name="T117">"</text:span><text:span text:style-name="T127">sessionLifeTime</text:span><text:span text:style-name="T117">": </text:span><text:span text:style-name="T135">10000</text:span><text:span text:style-name="T117">,</text:span><text:span text:style-name="T142"><text:line-break/></text:span><text:span text:style-name="T116">    </text:span><text:span text:style-name="T117">"</text:span><text:span text:style-name="T127">serverEphemeralKey</text:span><text:span text:style-name="T117">": {</text:span><text:span text:style-name="T142"><text:line-break/></text:span><text:span text:style-name="T116">    <text:s text:c="4"/></text:span><text:span text:style-name="T117">"</text:span><text:span text:style-name="T127">kty</text:span><text:span text:style-name="T117">": "</text:span><text:span text:style-name="T131">EC</text:span><text:span text:style-name="T117">",</text:span><text:span text:style-name="T142"><text:line-break/></text:span><text:span text:style-name="T116">        </text:span><text:span text:style-name="T117">"</text:span><text:span text:style-name="T127">crv</text:span><text:span text:style-name="T117">": "</text:span><text:span text:style-name="T131">P-256</text:span><text:span text:style-name="T117">",</text:span><text:span text:style-name="T142"><text:line-break/></text:span><text:span text:style-name="T116">        </text:span><text:span text:style-name="T117">"</text:span><text:span text:style-name="T127">x</text:span><text:span text:style-name="T117">": "</text:span><text:span text:style-name="T131">chrt0S6C3eLbKzbV4R8n1-kKNKHogqbAi4FH3fsDiaQ"</text:span><text:span text:style-name="T117">,</text:span><text:span text:style-name="T142"><text:line-break/></text:span><text:span text:style-name="T116">        </text:span><text:span text:style-name="T117">"</text:span><text:span text:style-name="T127">y</text:span><text:span text:style-name="T117">": "</text:span><text:span text:style-name="T131">WcW6PlkSj3-1GYNu--cdIljTjYtjuhIGEOk6/vv1kTc"</text:span><text:span text:style-name="T142"><text:line-break/></text:span><text:span text:style-name="T116">    </text:span><text:span text:style-name="T117">},</text:span><text:span text:style-name="T142"><text:line-break/></text:span><text:span text:style-name="T116">    </text:span><text:span text:style-name="T117">"</text:span><text:span text:style-name="T127">keyManagementKey</text:span><text:span text:style-name="T117">": {</text:span><text:span text:style-name="T142"><text:line-break/></text:span><text:span text:style-name="T116">        </text:span><text:span text:style-name="T117">"</text:span><text:span text:style-name="T127">kty</text:span><text:span text:style-name="T117">": "</text:span><text:span text:style-name="T131">EC</text:span><text:span text:style-name="T117">",</text:span><text:span text:style-name="T142"><text:line-break/></text:span><text:span text:style-name="T116">        </text:span><text:span text:style-name="T117">"</text:span><text:span text:style-name="T127">crv</text:span><text:span text:style-name="T117">": "</text:span><text:span text:style-name="T131">P-256</text:span><text:span text:style-name="T117">",</text:span><text:span text:style-name="T142"><text:line-break/></text:span><text:span text:style-name="T116">        </text:span><text:span text:style-name="T117">"</text:span><text:span text:style-name="T127">x</text:span><text:span text:style-name="T117">": "</text:span><text:span text:style-name="T131">lNxNvAUEE8t7DSQBft93LVSXxKCiVjhbWWfyg023FCk"</text:span><text:span text:style-name="T117">,</text:span><text:span text:style-name="T142"><text:line-break/></text:span><text:span text:style-name="T116">        </text:span><text:span text:style-name="T117">"</text:span><text:span text:style-name="T127">y</text:span><text:span text:style-name="T117">": "</text:span><text:span text:style-name="T131">LmTlQxXB3LgZrNLmhOfMaCnDizczC_RfQ6Kx8iNwfFA"</text:span><text:span text:style-name="T142"><text:line-break/></text:span><text:span text:style-name="T116">    </text:span><text:span text:style-name="T117">},</text:span><text:span text:style-name="T142"><text:line-break/></text:span><text:span text:style-name="T116">    </text:span><text:span text:style-name="T117">"</text:span><text:span text:style-name="T127">updatableKeyManagementKeys</text:span><text:span text:style-name="T117">": [{</text:span><text:span text:style-name="T142"><text:line-break/></text:span><text:span text:style-name="T116">        </text:span><text:span text:style-name="T117">"</text:span><text:span text:style-name="T127">publicKey</text:span><text:span text:style-name="T117">": {</text:span><text:span text:style-name="T142"><text:line-break/></text:span><text:span text:style-name="T116">            </text:span><text:span text:style-name="T117">"</text:span><text:span text:style-name="T127">kty</text:span><text:span text:style-name="T117">": "</text:span><text:span text:style-name="T131">RSA</text:span><text:span text:style-name="T117">",</text:span><text:span text:style-name="T142"><text:line-break/></text:span><text:span text:style-name="T116">            </text:span><text:span text:style-name="T117">"</text:span><text:span text:style-name="T127">n</text:span><text:span text:style-name="T117">": "</text:span><text:span text:style-name="T131">kCNcOpatALB21jHrPIv1BgXlUJ . . . pqNo75jsAZIucG9w"</text:span><text:span text:style-name="T117">,</text:span><text:span text:style-name="T142"><text:line-break/></text:span><text:span text:style-name="T116">            </text:span><text:span text:style-name="T117">"</text:span><text:span text:style-name="T127">e</text:span><text:span text:style-name="T117">": "</text:span><text:span text:style-name="T131">AQAB</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authorization</text:span><text:span text:style-name="T117">": "</text:span><text:span text:style-name="T131">XjzIoz0muM8AMjFafySlR . . . 3sLm1Bfkm4XbbdbrvJw"</text:span><text:span text:style-name="T116"><text:line-break/>    </text:span><text:span text:style-name="T117">}]</text:span><text:span text:style-name="T142"><text:line-break/></text:span><text:span text:style-name="T117">}</text:span><text:span text:style-name="T142">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
      <text:h text:style-name="P168"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u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u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u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4">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3"><text:span text:style-name="T42"><text:tab/>Data </text:span><text:span text:style-name="T137">=</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3"><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8"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u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u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u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u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u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u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4">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3"><text:span text:style-name="T42"><text:tab/>Data </text:span><text:span text:style-name="T137">=</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3"><text:span text:style-name="T42">PUKReference</text:span><text:span text:style-name="T43"> is set to </text:span><text:span text:style-name="T94">""</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8"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u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text:reference-mark-start text:name="key.entry.alg"/>keyEntryAlgorithm<text:reference-mark-end text:name="key.entry.alg"/></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u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u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u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4">The <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5"><text:span text:style-name="T42"><text:tab/>Data </text:span><text:span text:style-name="T137">=</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2"><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2"><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31"/>
            <text:p text:style-name="P155"><text:reference-mark-start text:name="key.attestation.data"/><text:span text:style-name="T95">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3"><text:span text:style-name="T42"><text:tab/>Data </text:span><text:span text:style-name="T137">=</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8"><text:span text:style-name="T49">if (</text:span><text:span text:style-name="T95">pinPolicyHandle</text:span><text:span text:style-name="T49"> == 0) <text:s text:c="3"/>// No PIN or device PIN</text:span></text:p>
      <text:p text:style-name="P129"><text:s text:c="2"/>{</text:p>
      <text:p text:style-name="P128"><text:span text:style-name="T49"><text:s text:c="5"/></text:span><text:span text:style-name="T95">pinValue</text:span><text:span text:style-name="T49"> = </text:span><text:span text:style-name="T42">zero length array</text:span><text:span text:style-name="T43">;</text:span></text:p>
      <text:p text:style-name="P129"><text:s text:c="2"/>}</text:p>
      <text:p text:style-name="P128"><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9"><text:s text:c="2"/>{</text:p>
      <text:p text:style-name="P128"><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9"><text:s text:c="2"/>}</text:p>
      <text:p text:style-name="P129">else</text:p>
      <text:p text:style-name="P129"><text:s text:c="2"/>{</text:p>
      <text:p text:style-name="P128"><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9"><text:s text:c="2"/>}</text:p>
      <text:p text:style-name="P56"/>
      <text:p text:style-name="P56"/>
      <text:p text:style-name="P56"/>
      <text:p text:style-name="P50"><text:span text:style-name="T42"><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text:span text:style-name="T130">KeyCreationRequest</text:span><text:reference-mark-end text:name="keyinitreq"/><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ukPolicySpecifiers</text:span><text:span text:style-name="T111">": [{</text:span><text:span text:style-name="T19"><text:line-break/></text:span><text:span text:style-name="T109">        </text:span><text:span text:style-name="T111">"</text:span><text:span text:style-name="T124">id</text:span><text:span text:style-name="T111">": "</text:span><text:span text:style-name="T129">PUK.1</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encryptedPuk</text:span><text:span text:style-name="T111">": "</text:span><text:span text:style-name="T129">xkELvWmx-nHdemfJItY-KmcArGNTsusM7jATLHKHC5U"</text:span><text:span text:style-name="T111">,</text:span><text:span text:style-name="T19"><text:line-break/></text:span><text:span text:style-name="T109">        </text:span><text:span text:style-name="T111">"</text:span><text:span text:style-name="T124">mac</text:span><text:span text:style-name="T111">": "</text:span><text:span text:style-name="T129">oNTuaVBPqgOGJE7xs1tNtICuzviE2wskcoW1kiuZIKg"</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6</text:span><text:span text:style-name="T111">,</text:span><text:span text:style-name="T19"><text:line-break/></text:span><text:span text:style-name="T115">            </text:span><text:span text:style-name="T114">"</text:span><text:span text:style-name="T126">maxLength</text:span><text:span text:style-name="T114">": </text:span><text:span text:style-name="T136">8</text:span><text:span text:style-name="T114">,</text:span><text:span text:style-name="T9"><text:line-break/></text:span><text:span text:style-name="T115">            </text:span><text:span text:style-name="T114">"</text:span><text:span text:style-name="T126">retryLimit</text:span><text:span text:style-name="T114">": </text:span><text:span text:style-name="T136">3</text:span><text:span text:style-name="T114">,</text:span></text:p>
            <text:p text:style-name="P72"><text:span text:style-name="T114"><text:s text:c="12"/>"</text:span><text:span text:style-name="T126">grouping</text:span><text:span text:style-name="T114">": "</text:span><text:span text:style-name="T133">shared</text:span><text:span text:style-name="T114">", </text:span><text:span text:style-name="T9"><text:line-break/></text:span><text:span text:style-name="T115">            </text:span><text:span text:style-name="T114">"</text:span><text:span text:style-name="T126">format</text:span><text:span text:style-name="T114">": "</text:span><text:span text:style-name="T133">numeric</text:span><text:span text:style-name="T114">",</text:span><text:span text:style-name="T9"><text:line-break/></text:span><text:span text:style-name="T115">         <text:s text:c="3"/></text:span><text:span text:style-name="T114">"</text:span><text:span text:style-name="T126">patternRestrictions</text:span><text:span text:style-name="T114">": ["</text:span><text:span text:style-name="T133">three-in-a-row</text:span><text:span text:style-name="T114">","</text:span><text:span text:style-name="T133">sequence</text:span><text:span text:style-name="T114">"],</text:span><text:span text:style-name="T106"><text:line-break/></text:span><text:span text:style-name="T115">            </text:span><text:span text:style-name="T114">"</text:span><text:span text:style-name="T126">mac</text:span><text:span text:style-name="T114">": "</text:span><text:span text:style-name="T133">Z3lMErjv6varAj5Ww31AAj8e_0QZjkYgFdtquDSf4G0"</text:span><text:span text:style-name="T114">,</text:span><text:span text:style-name="T9"><text:line-break/></text:span><text:span text:style-name="T115">            </text:span><text:span text:style-name="T114">"</text:span><text:span text:style-name="T126">keyEntrySpecifiers</text:span><text:span text:style-name="T114">": [</text:span></text:p>
            <text:p text:style-name="P72"><text:span text:style-name="T114"><text:s text:c="16"/>{</text:span><text:span text:style-name="T106"><text:line-break/></text:span><text:span text:style-name="T115">           <text:s text:c="9"/></text:span><text:span text:style-name="T114">"</text:span><text:span text:style-name="T126">id</text:span><text:span text:style-name="T114">": "</text:span><text:span text:style-name="T133">Key.1</text:span><text:span text:style-name="T114">",</text:span><text:span text:style-name="T106"><text:line-break/></text:span><text:span text:style-name="T115">        <text:s text:c="7"/>     </text:span><text:span text:style-name="T114">"</text:span><text:span text:style-name="T126">appUsage</text:span><text:span text:style-name="T114">": "</text:span><text:span text:style-name="T133">authentication</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rsa2048</text:span><text:span text:style-name="T114">",</text:span><text:span text:style-name="T106"><text:line-break/></text:span><text:span text:style-name="T115">            <text:s text:c="7"/> </text:span><text:span text:style-name="T114">"</text:span><text:span text:style-name="T126">mac</text:span><text:span text:style-name="T114">": "</text:span><text:span text:style-name="T133">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6"/></text:span><text:span text:style-name="T114">"</text:span><text:span text:style-name="T126">id</text:span><text:span text:style-name="T114">": "</text:span><text:span text:style-name="T133">Key.2</text:span><text:span text:style-name="T114">",</text:span><text:span text:style-name="T106"><text:line-break/></text:span><text:span text:style-name="T115">        <text:s text:c="7"/>     </text:span><text:span text:style-name="T114">"</text:span><text:span text:style-name="T126">appUsage</text:span><text:span text:style-name="T114">": "</text:span><text:span text:style-name="T133">signature</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ec.nist.p256</text:span><text:span text:style-name="T114">",</text:span><text:span text:style-name="T106"><text:line-break/></text:span><text:span text:style-name="T115">    <text:s text:c="7"/>         </text:span><text:span text:style-name="T114">"</text:span><text:span text:style-name="T126">mac</text:span><text:span text:style-name="T114">": "</text:span><text:span text:style-name="T133">dC--5J1yQ1SnP4WyRQv4sZJG9gPlq29wO4E2nnX5sFk"</text:span><text:span text:style-name="T106"><text:line-break/> <text:s/></text:span><text:span text:style-name="T115">           <text:s text:c="3"/></text:span><text:span text:style-name="T114">}</text:span></text:p>
            <text:p text:style-name="P82"><text:s text:c="12"/>]</text:p>
            <text:p text:style-name="P77"><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RSA key and an EC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6"/>
      <text:p text:style-name="P114"><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generatedKeys</text:span><text:span text:style-name="T111">": </text:span><text:span text:style-name="T111">[</text:span></text:p>
            <text:p text:style-name="P77"><text:span text:style-name="T111"><text:s text:c="8"/>{</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kty</text:span><text:span text:style-name="T111">": "</text:span><text:span text:style-name="T129">RSA</text:span><text:span text:style-name="T111">",</text:span><text:span text:style-name="T138"><text:line-break/></text:span><text:span text:style-name="T109">                 </text:span><text:span text:style-name="T111">"</text:span><text:span text:style-name="T124">n</text:span><text:span text:style-name="T111">": "</text:span><text:span text:style-name="T129">soI7DCkNaGZtMP8QLMCu . . . TzTPWM6qFKWLzR45-3DWcP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2</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kty</text:span><text:span text:style-name="T111">": "</text:span><text:span text:style-name="T129">EC</text:span><text:span text:style-name="T111">",</text:span><text:span text:style-name="T109"><text:line-break/>                 </text:span><text:span text:style-name="T111">"</text:span><text:span text:style-name="T124">crv</text:span><text:span text:style-name="T111">": "</text:span><text:span text:style-name="T129">P-256</text:span><text:span text:style-name="T111">",</text:span><text:span text:style-name="T19"><text:line-break/></text:span><text:span text:style-name="T109">                 </text:span><text:span text:style-name="T111">"</text:span><text:span text:style-name="T124">x</text:span><text:span text:style-name="T111">": "</text:span><text:span text:style-name="T129">nGlEGIaJp0aSJzD3aNsqt1QC3CCSGDgPTVG_2pFLQ6w"</text:span><text:span text:style-name="T111">,</text:span><text:span text:style-name="T19"><text:line-break/></text:span><text:span text:style-name="T109">                 </text:span><text:span text:style-name="T111">"</text:span><text:span text:style-name="T124">y</text:span><text:span text:style-name="T111">": "</text:span><text:span text:style-name="T129">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TtScC3woIB_hGt3SmSvpggIB2Z33S87vSl94hCFFsSE"</text:span><text:span text:style-name="T19"><text:line-break/></text:span><text:span text:style-name="T109">         </text:span><text:span text:style-name="T111">}</text:span></text:p>
            <text:p text:style-name="P77"><text:span text:style-name="T111"><text:s text:c="4"/>]</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68"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u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u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68"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u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ushort</text:p>
          </table:table-cell>
          <table:table-cell table:style-name="Table20.C2" office:value-type="string">
            <text:p text:style-name="P2">Non-zero value holding the number of <text:span text:style-name="T87">certificate</text:span> objects in the call</text:p>
          </table:table-cell>
        </table:table-row>
        <table:table-row table:style-name="Table20.2">
          <table:table-cell table:style-name="Table20.A2" office:value-type="string">
            <text:p text:style-name="P16">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4"><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4">MAC operation that is facilitating a cryptographically verifiable binding between the certificate path and the designated key entry.</text:span></text:p>
      <text:p text:style-name="Text_20_body">The <text:span text:style-name="T43">MAC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9"/>
      <text:p text:style-name="P114"><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reference-mark-start text:name="cred.depl.req"/><text:span text:style-name="T133">ProvisioningFinalizationRequest</text:span><text:reference-mark-end text:name="cred.depl.req"/><text:span text:style-name="T114">",</text:span><text:span text:style-name="T139"><text:line-break/></text:span><text:span text:style-name="T115">    </text:span><text:span text:style-name="T114">"</text:span><text:span text:style-name="T126">serverSessionId</text:span><text:span text:style-name="T114">": "</text:span><text:span text:style-name="T133">1417fa0ad90cEhH32g3fqhY_6EbeenlK</text:span><text:span text:style-name="T114">",</text:span><text:span text:style-name="T139"><text:line-break/></text:span><text:span text:style-name="T115">    </text:span><text:span text:style-name="T114">"</text:span><text:span text:style-name="T126">clientSessionId</text:span><text:span text:style-name="T114">": "</text:span><text:span text:style-name="T133">jPGg77Uqp_A59u7Yo4laSRBZMxmoeLay</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3">MIIDbDCCAlSgAwIBAgIGAUF_oLFEMA0GCS . . . LNTAajQcWBwAmvX5dvIzg"</text:span><text:span text:style-name="T114">,</text:span></text:p>
            <text:p text:style-name="Standard"><text:span text:style-name="T114">            "</text:span><text:span text:style-name="T133">MIIDYTCCAkmgAwIBAgIGAUGCqAG . . . qqN3fG5GMaTCZNuJfRQJyU"</text:span><text:span text:style-name="T114"><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b3hr4Rc6pHo-MuJYGvvAzdV3knV6tVLphdzDUTEfa9w"</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DGfjSX3JaLVeWd2Q-PS7pKvKwIbOvlqZR0hlu2GSVIs"</text:span><text:span text:style-name="T114">,</text:span><text:span text:style-name="T139"><text:line-break/></text:span><text:span text:style-name="T115">    </text:span><text:span text:style-name="T114">"</text:span><text:span text:style-name="T126">mac</text:span><text:span text:style-name="T114">": "</text:span><text:span text:style-name="T133">6RYr-Lech-bMdttEWJP_cyPNPt0Iw_YXVqx3UuCouNE"</text:span><text:span text:style-name="T139"><text:line-break/></text:span><text:span text:style-name="T114">}</text:span><text:span text:style-name="T139"> </text:span></text:p>
          </table:table-cell>
        </table:table-row>
      </table:table>
      <text:p text:style-name="Text_20_body"/>
      <text:p text:style-name="Standard">The <text:span text:style-name="T87">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68"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u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4"><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3"><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90"/>
      <text:p text:style-name="P114"><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sym"/><text:span text:style-name="T129">KeyCreationRequest</text:span><text:reference-mark-end text:name="keyinitreq-sym"/><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4</text:span><text:span text:style-name="T111">,</text:span><text:span text:style-name="T19"><text:line-break/></text:span><text:span text:style-name="T109">        </text:span><text:span text:style-name="T111">"</text:span><text:span text:style-name="T124">maxLength</text:span><text:span text:style-name="T111">": </text:span><text:span text:style-name="T134">8</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mac</text:span><text:span text:style-name="T111">": "</text:span><text:span text:style-name="T129">OvfnCQy7y0v3C234ESYu3KE0iQ1We9JWAipQ-1J0A64"</text:span><text:span text:style-name="T111">,</text:span><text:span text:style-name="T19"><text:line-break/></text:span><text:span text:style-name="T109">        </text:span><text:span text:style-name="T111">"</text:span><text:span text:style-name="T124">keyEntrySpecifiers</text:span><text:span text:style-name="T111">": [{</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appUsage</text:span><text:span text:style-name="T111">": "</text:span><text:span text:style-name="T129">authentication</text:span><text:span text:style-name="T111">",</text:span><text:span text:style-name="T19"><text:line-break/></text:span><text:span text:style-name="T109">             </text:span><text:span text:style-name="T111">"</text:span><text:span text:style-name="T124">keyAlgorithm</text:span><text:span text:style-name="T111">": "</text:span><text:span text:style-name="T129">http://xmlns.webpki.org/sks/algorithm#rsa2048</text:span><text:span text:style-name="T111">",</text:span><text:span text:style-name="T19"><text:line-break/></text:span><text:span text:style-name="T109">             </text:span><text:span text:style-name="T111">"</text:span><text:span text:style-name="T124">endorsedAlgorithms</text:span><text:span text:style-name="T111">": ["</text:span><text:span text:style-name="T130">http://www.w3.org/2001/04/xmldsig-more#hmac-sha256</text:span><text:span text:style-name="T111">"],</text:span><text:span text:style-name="T19"><text:line-break/></text:span><text:span text:style-name="T109">             </text:span><text:span text:style-name="T111">"</text:span><text:span text:style-name="T124">mac</text:span><text:span text:style-name="T111">": "</text:span><text:span text:style-name="T129">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HMAC-SHA256.</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7"><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24">kty</text:span><text:span text:style-name="T111">": "</text:span><text:span text:style-name="T129">RSA",</text:span><text:span text:style-name="T19"><text:line-break/></text:span><text:span text:style-name="T109">             </text:span><text:span text:style-name="T111">"</text:span><text:span text:style-name="T124">n</text:span><text:span text:style-name="T111">": "</text:span><text:span text:style-name="T129">u6peYjs2LQjo3EiaYK4XlvRdMxLMA7 . . . VCsOAgDVfo8vf3RNmWH53F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attestation</text:span><text:span text:style-name="T111">": "</text:span><text:span text:style-name="T129">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38"><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FjCCAf6gAwIBAgIGAUF_oMFSMA0G . . . EJwsqSLO88IVL5jpwW036AVtW3BhILP_Q"</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go5cioJmIzyNROKfrA0jGZEmoq_6w15YeLdz8QYq8ns"</text:span><text:span text:style-name="T111">,</text:span><text:span text:style-name="T138"><text:line-break/></text:span><text:span text:style-name="T109">        </text:span><text:span text:style-name="T111">"</text:span><text:span text:style-name="T124">ImportSymmetricKey</text:span><text:span text:style-name="T111">": {</text:span><text:span text:style-name="T138"><text:line-break/></text:span><text:span text:style-name="T109">    <text:s text:c="3"/>     </text:span><text:span text:style-name="T111">"</text:span><text:span text:style-name="T124">encryptedKey</text:span><text:span text:style-name="T111">": "</text:span><text:span text:style-name="T129">oh1J_luDY0jfQYVokvhRvSMw3nfOxiGAVu_x9qAg3RJtwt6uhLtNNmukVb4gqx6a</text:span><text:span text:style-name="T111">",</text:span><text:span text:style-name="T138"><text:line-break/></text:span><text:span text:style-name="T109">       <text:s text:c="3"/>  </text:span><text:span text:style-name="T111">"</text:span><text:span text:style-name="T124">mac</text:span><text:span text:style-name="T111">": "</text:span><text:span text:style-name="T129">y0T2uVwaJrUQVPna9CtpgdNxzPdvjRYr_kdx8uaDyTc"</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R7sXoLU2vYoETzmeO6cTNiWJADILyUso-2dZhzhgDBM"</text:span><text:span text:style-name="T111">,</text:span><text:span text:style-name="T138"><text:line-break/></text:span><text:span text:style-name="T109">    </text:span><text:span text:style-name="T111">"</text:span><text:span text:style-name="T124">mac</text:span><text:span text:style-name="T111">": "</text:span><text:span text:style-name="T129">Ks9BCNsBQ407Bv1wa4pAx7WqWXeyttbLEyzARZ7sOH4"</text:span><text:span text:style-name="T138"><text:line-break/></text:span><text:span text:style-name="T111">}</text:span><text:span text:style-name="T138">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68"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u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4"><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3"><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dcd8PY8_OIdKNfCrGh-PPdsXG</text:span><text:span text:style-name="T111">",</text:span><text:span text:style-name="T138"><text:line-break/></text:span><text:span text:style-name="T109">    </text:span><text:span text:style-name="T111">"</text:span><text:span text:style-name="T124">clientSessionId</text:span><text:span text:style-name="T111">": "</text:span><text:span text:style-name="T129">m5BeY94pU9hqBOh_MgQI69lTlYD06eRg</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C5DCCAcygAwIBAgIGAUF_oN3/MA0G . . . T71wQ5pkQ67eZwqcfGjwmS9H0vVU</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vg5TluFnxqyyVILcEqwRdjA_y_eBOh-s1R3hkQ5_mE8"</text:span><text:span text:style-name="T111">,</text:span><text:span text:style-name="T138"><text:line-break/></text:span><text:span text:style-name="T109">        </text:span><text:span text:style-name="T111">"</text:span><text:span text:style-name="T124">ImportPrivateKey</text:span><text:span text:style-name="T111">": {</text:span><text:span text:style-name="T138"><text:line-break/></text:span><text:span text:style-name="T109">         <text:s text:c="3"/></text:span><text:span text:style-name="T111">"</text:span><text:span text:style-name="T124">encryptedKey</text:span><text:span text:style-name="T111">": "</text:span><text:span text:style-name="T129">uyplo2qEvSzxjkkjtygEhM3e3o . . . cIfyK9jyvxhDpUuxKO1PRXR44maaU"</text:span><text:span text:style-name="T111">,</text:span><text:span text:style-name="T138"><text:line-break/></text:span><text:span text:style-name="T109">        <text:s text:c="3"/> </text:span><text:span text:style-name="T111">"</text:span><text:span text:style-name="T124">mac</text:span><text:span text:style-name="T111">": "</text:span><text:span text:style-name="T129">-iu-iigjqZAyQRvYA0oq3aN_r87SVzImD3HQwIB0_eI"</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UEdz6aKN5e8ggLmlp631Lr1gizXe57kE0MM2H05XEE"</text:span><text:span text:style-name="T111">,</text:span><text:span text:style-name="T138"><text:line-break/></text:span><text:span text:style-name="T109">    </text:span><text:span text:style-name="T111">"</text:span><text:span text:style-name="T124">mac</text:span><text:span text:style-name="T111">": "</text:span><text:span text:style-name="T129">l1KxKKns4-9GUnKp6pcTYdK6YxLFncHsSKY7D9cnb2U"</text:span><text:span text:style-name="T138"><text:line-break/></text:span><text:span text:style-name="T111">}</text:span><text:span text:style-name="T138">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68"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u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data norm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P41"/>
      <text:p text:style-name="P41"/>
      <text:p text:style-name="P55">Continued on the next page...</text:p>
      <text:p text:style-name="P114"><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3"><text:tab/><text:tab/><text:span text:style-name="T89">"propertyBags"</text:span><text:span text:style-name="T156"> </text:span><text:span text:style-name="T89">:</text:span><text:span text:style-name="T156"> </text:span><text:span text:style-name="T89">[</text:span><text:span text:style-name="T155"> Typed Properties</text:span><text:span text:style-name="T161">1-n</text:span><text:span text:style-name="T155"> </text:span><text:span text:style-name="T89">]</text:span></text:p>
      <text:p text:style-name="P38"><text:tab/> Typed Properties</text:p>
      <text:p text:style-name="P156"><text:span text:style-name="T160"><text:tab/><text:tab/></text:span><text:span text:style-name="T89">{"type"</text:span><text:span text:style-name="T158"> </text:span><text:span text:style-name="T89">:</text:span><text:span text:style-name="T158"> </text:span><text:span text:style-name="T89">"</text:span><text:span text:style-name="T157">URI</text:span><text:span text:style-name="T89">",</text:span><text:span text:style-name="T158"> </text:span><text:span text:style-name="T89">"properties"</text:span><text:span text:style-name="T158"> </text:span><text:span text:style-name="T89">:</text:span><text:span text:style-name="T156"> </text:span><text:span text:style-name="T89">[</text:span><text:span text:style-name="T157"> Name-Value Pair</text:span><text:span text:style-name="T161">1-n</text:span><text:span text:style-name="T157"> </text:span><text:span text:style-name="T89">],</text:span><text:span text:style-name="T158"> </text:span><text:span text:style-name="T89">"mac"</text:span><text:span text:style-name="T158"> </text:span><text:span text:style-name="T89">:</text:span><text:span text:style-name="T156"> </text:span><text:span text:style-name="T97">"</text:span><text:span text:style-name="T157">MAC</text:span><text:span text:style-name="T97">"</text:span><text:span text:style-name="T89">}</text:span></text:p>
      <text:p text:style-name="P38"><text:tab/>Name-Value Pair</text:p>
      <text:p text:style-name="P153"><text:tab/><text:tab/><text:span text:style-name="T96">{"name"</text:span><text:span text:style-name="T77"> </text:span><text:span text:style-name="T96">:</text:span><text:span text:style-name="T77"> </text:span><text:span text:style-name="T96">"</text:span><text:span text:style-name="T157">Name</text:span><text:span text:style-name="T96">",</text:span><text:span text:style-name="T77"> </text:span><text:span text:style-name="T96">"value"</text:span><text:span text:style-name="T77"> </text:span><text:span text:style-name="T96">:</text:span><text:span text:style-name="T77"> </text:span><text:span text:style-name="T96">"</text:span><text:span text:style-name="T157">Value</text:span><text:span text:style-name="T96">",</text:span><text:span text:style-name="T77"> </text:span><text:span text:style-name="T96">"writable"</text:span><text:span text:style-name="T161">optional</text:span><text:span text:style-name="T157"> </text:span><text:span text:style-name="T96">:</text:span><text:span text:style-name="T75"> </text:span><text:span text:style-name="T96">true</text:span><text:span text:style-name="T159">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7"><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26785040" text:style-name="L3">
        <text:list-item>
          <text:p text:style-name="P192">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27400643" text:continue-numbering="true" text:style-name="L3">
        <text:list-header>
          <text:p text:style-name="P193"><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2">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75"><text:reference-ref text:reference-format="text" text:ref-name="keygen2">KeyGen2</text:reference-ref></text:span></text:span><text:span text:style-name="T43"> sample shows how properties and logotypes can be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2a7f9f7u8bTUUFaTJVLo29TxtUpG</text:span><text:span text:style-name="T111">",</text:span><text:span text:style-name="T138"><text:line-break/></text:span><text:span text:style-name="T109">    </text:span><text:span text:style-name="T111">"</text:span><text:span text:style-name="T124">clientSessionId</text:span><text:span text:style-name="T111">": "</text:span><text:span text:style-name="T129">1SJaeriZ6sdL_PT3a8qcZ66d2gyW0QpU</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YDCCAkigAwIBAgIGAUGCp_w4MA0GCS . . BR0UoFDeHc4NH8ZmJgd_drnyw"</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UX1urB8mPPeO5rFwVGL5Sm0zO2zeXnZJtumCSOn7KjU"</text:span><text:span text:style-name="T111">,</text:span><text:span text:style-name="T138"><text:line-break/></text:span><text:span text:style-name="T109">        </text:span><text:span text:style-name="T111">"</text:span><text:span text:style-name="T124">ImportSymmetricKey</text:span><text:span text:style-name="T111">": {</text:span><text:span text:style-name="T109"><text:line-break/>            </text:span><text:span text:style-name="T111">"</text:span><text:span text:style-name="T124">encryptedKey</text:span><text:span text:style-name="T111">": "</text:span><text:span text:style-name="T129">Kx6TU7TwRF65a4ufQdz48fmrABt7ZByc6uK6mkoj6HeY9fdU0axZDf06MqHH</text:span><text:span text:style-name="T111">",</text:span><text:span text:style-name="T109"><text:line-break/>            </text:span><text:span text:style-name="T111">"</text:span><text:span text:style-name="T124">mac</text:span><text:span text:style-name="T111">": "</text:span><text:span text:style-name="T129">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6">propertyBags</text:span><text:span text:style-name="T114">": [{</text:span><text:span text:style-name="T115"><text:line-break/>             </text:span><text:span text:style-name="T114">"</text:span><text:span text:style-name="T126">type</text:span><text:span text:style-name="T114">": "</text:span><text:span text:style-name="T130">urn:ietf:rfc:4226</text:span><text:span text:style-name="T114">",</text:span><text:span text:style-name="T115"><text:line-break/>             </text:span><text:span text:style-name="T114">"</text:span><text:span text:style-name="T126">properties</text:span><text:span text:style-name="T114">": [</text:span></text:p>
            <text:p text:style-name="P74"><text:span text:style-name="T114"><text:s text:c="17"/>{</text:span><text:span text:style-name="T115"><text:line-break/>                  <text:s text:c="3"/></text:span><text:span text:style-name="T114">"</text:span><text:span text:style-name="T126">name</text:span><text:span text:style-name="T114">": "</text:span><text:span text:style-name="T133">Counter</text:span><text:span text:style-name="T114">",</text:span><text:span text:style-name="T115"><text:line-break/>                     </text:span><text:span text:style-name="T114">"</text:span><text:span text:style-name="T126">value</text:span><text:span text:style-name="T114">": "</text:span><text:span text:style-name="T133">0</text:span><text:span text:style-name="T114">",</text:span><text:span text:style-name="T115"><text:line-break/>                     </text:span><text:span text:style-name="T114">"</text:span><text:span text:style-name="T126">writable</text:span><text:span text:style-name="T114">": </text:span><text:span text:style-name="T136">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6">name</text:span><text:span text:style-name="T114">": "</text:span><text:span text:style-name="T133">Digits</text:span><text:span text:style-name="T114">",</text:span><text:span text:style-name="T115"><text:line-break/>                     </text:span><text:span text:style-name="T114">"</text:span><text:span text:style-name="T126">value</text:span><text:span text:style-name="T114">": "</text:span><text:span text:style-name="T133">8</text:span><text:span text:style-name="T114">"</text:span><text:span text:style-name="T115"><text:line-break/>                 </text:span><text:span text:style-name="T114">}</text:span></text:p>
            <text:p text:style-name="P74"><text:span text:style-name="T114"><text:s text:c="13"/>],</text:span><text:span text:style-name="T115"><text:line-break/>             </text:span><text:span text:style-name="T114">"</text:span><text:span text:style-name="T126">mac</text:span><text:span text:style-name="T114">": "</text:span><text:span text:style-name="T133">C0bNbjOePsFdYRcvIc3LKISskYKPwW2Ce4qI3egOqhE"</text:span><text:span text:style-name="T115"><text:line-break/>         </text:span><text:span text:style-name="T114">}],</text:span><text:span text:style-name="T115"> </text:span></text:p>
            <text:p text:style-name="P78"><text:span text:style-name="T109">         </text:span><text:span text:style-name="T111">"</text:span><text:span text:style-name="T124">logotypes</text:span><text:span text:style-name="T111">": [{</text:span><text:span text:style-name="T138"><text:line-break/></text:span><text:span text:style-name="T109">             </text:span><text:span text:style-name="T111">"</text:span><text:span text:style-name="T124">type</text:span><text:span text:style-name="T111">": "</text:span><text:span text:style-name="T129">http://xmlns.webpki.org/keygen2/logotype#application</text:span><text:span text:style-name="T111">",</text:span><text:span text:style-name="T138"><text:line-break/></text:span><text:span text:style-name="T109">             </text:span><text:span text:style-name="T111">"</text:span><text:span text:style-name="T124">mimeType</text:span><text:span text:style-name="T111">": "</text:span><text:span text:style-name="T129">image/png</text:span><text:span text:style-name="T111">",</text:span><text:span text:style-name="T138"><text:line-break/></text:span><text:span text:style-name="T109">             </text:span><text:span text:style-name="T111">"</text:span><text:span text:style-name="T124">extensionData</text:span><text:span text:style-name="T111">": "</text:span><text:span text:style-name="T129">P3k0jz0ZiIZf9U5Ag1I . . . Mq1mW1XUF_KrhPxs8Aoe3Irrx"</text:span><text:span text:style-name="T111">,</text:span><text:span text:style-name="T138"><text:line-break/></text:span><text:span text:style-name="T109">             </text:span><text:span text:style-name="T111">"</text:span><text:span text:style-name="T124">mac</text:span><text:span text:style-name="T111">": "</text:span><text:span text:style-name="T129">Ir70oKOdGBYa9iISp2QC14V5YznFmfne2o0-5DWHmSo"</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X4VP9NrelBDs4YvF6aBuPUJdUtkqm6G1DMnwKKNZJU"</text:span><text:span text:style-name="T111">,</text:span><text:span text:style-name="T138"><text:line-break/></text:span><text:span text:style-name="T109">    </text:span><text:span text:style-name="T111">"</text:span><text:span text:style-name="T124">mac</text:span><text:span text:style-name="T111">": "</text:span><text:span text:style-name="T129">5aS0-MmYweTUAu1dZxYyPZifrZyP9062ELv--IabH5Q"</text:span><text:span text:style-name="T138"><text:line-break/></text:span><text:span text:style-name="T111">}</text:span><text:span text:style-name="T138"> </text:span></text:p>
          </table:table-cell>
        </table:table-row>
      </table:table>
      <text:p text:style-name="Text_20_body"/>
      <text:p text:style-name="Standard"><text:span text:style-name="T139">For </text:span><text:span text:style-name="CrossRef"><text:span text:style-name="T75"><text:reference-ref text:reference-format="text" text:ref-name="hotp">HOTP</text:reference-ref></text:span></text:span><text:span text:style-name="T139"> the corresponding </text:span><text:span text:style-name="CrossRef"><text:span text:style-name="T75"><text:reference-ref text:reference-format="text" text:ref-name="keyinitreq-sym">KeyCreationRequest</text:reference-ref></text:span></text:span><text:span text:style-name="T139">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object containing attributes that presumably have a function to play together with the deployed key:<text:line-break/></text:span></text:p>
      <table:table table:name="Table52" table:style-name="Table52">
        <table:table-column table:style-name="Table52.A"/>
        <table:table-row>
          <table:table-cell table:style-name="Table52.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82a7f517qhCEyqav1suQZTmKPLF1V</text:span><text:span text:style-name="T114">",</text:span><text:span text:style-name="T139"><text:line-break/></text:span><text:span text:style-name="T115">    </text:span><text:span text:style-name="T114">"</text:span><text:span text:style-name="T126">clientSessionId</text:span><text:span text:style-name="T114">": "</text:span><text:span text:style-name="T133">oWPA9nCj1_uWy0Ax41tsIoVDA_L4cAE0</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certificatePath</text:span><text:span text:style-name="T114">": [</text:span><text:span text:style-name="T139"><text:line-break/></text:span><text:span text:style-name="T115">            </text:span><text:span text:style-name="T114">"</text:span><text:span text:style-name="T133">MIICnjCCAYagAwIBAgIGAUGCp_VGMA0 . . . w4q16pugWr7CFW4fu3bP4KI"</text:span><text:span text:style-name="T139"><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pr_dgwUNZXBe2v1DKz7m5WUlTihosyR2sG_9MKuWuFs"</text:span><text:span text:style-name="T114">,</text:span><text:span text:style-name="T139"><text:line-break/></text:span><text:span text:style-name="T115">        </text:span><text:span text:style-name="T114">"</text:span><text:span text:style-name="T126">extensions</text:span><text:span text:style-name="T114">": [{</text:span><text:span text:style-name="T139"><text:line-break/></text:span><text:span text:style-name="T115">             </text:span><text:span text:style-name="T114">"</text:span><text:span text:style-name="T126">type</text:span><text:span text:style-name="T114">": "</text:span><text:span text:style-name="T133">http://xmlns.example.com/payment-credential</text:span><text:span text:style-name="T114">",</text:span><text:span text:style-name="T139"><text:line-break/></text:span><text:span text:style-name="T115">             </text:span><text:span text:style-name="T114">"</text:span><text:span text:style-name="T126">extensionData</text:span><text:span text:style-name="T114">": "</text:span><text:span text:style-name="T133">IiBlbmHVy85cZS . . . B4bWxuczd3dy53My5vc</text:span><text:span text:style-name="T114">",</text:span><text:span text:style-name="T139"><text:line-break/></text:span><text:span text:style-name="T115">             </text:span><text:span text:style-name="T114">"</text:span><text:span text:style-name="T126">mac</text:span><text:span text:style-name="T114">": "</text:span><text:span text:style-name="T133">dl3_3anZBaPQcW4ZofhTlgO9WRpEF9HbBcmbFwbMYAE"</text:span><text:span text:style-name="T139"><text:line-break/></text:span><text:span text:style-name="T115">        </text:span><text:span text:style-name="T114">}]</text:span><text:span text:style-name="T139"><text:line-break/></text:span><text:span text:style-name="T115">    </text:span><text:span text:style-name="T114">}],</text:span><text:span text:style-name="T139"><text:line-break/></text:span><text:span text:style-name="T115">    </text:span><text:span text:style-name="T114">"</text:span><text:span text:style-name="T126">nonce</text:span><text:span text:style-name="T114">": "</text:span><text:span text:style-name="T133">0_DxfSgk4uuA3HRBl87zr0RiWQQLLIXeNc-0-ox1VpY"</text:span><text:span text:style-name="T114">,</text:span><text:span text:style-name="T139"><text:line-break/></text:span><text:span text:style-name="T115">    </text:span><text:span text:style-name="T114">"</text:span><text:span text:style-name="T126">mac</text:span><text:span text:style-name="T114">": "</text:span><text:span text:style-name="T133">yltV0QfOg-ZjDEz3YvvEjWlbg0t1vjLFYQXGUVMwXjY"</text:span><text:span text:style-name="T139"><text:line-break/></text:span><text:span text:style-name="T114">}</text:span><text:span text:style-name="T139">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68"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u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u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4">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8"><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ProvisioningFinalizationRequest</text:span><text:span text:style-name="T117">",</text:span><text:span text:style-name="T142"><text:line-break/></text:span><text:span text:style-name="T116">    </text:span><text:span text:style-name="T117">"</text:span><text:span text:style-name="T127">serverSessionId</text:span><text:span text:style-name="T117">": "</text:span><text:span text:style-name="T131">14186f4ce39zKRaGUE0trW6DrhGgZ58L</text:span><text:span text:style-name="T117">",</text:span><text:span text:style-name="T142"><text:line-break/></text:span><text:span text:style-name="T116">    </text:span><text:span text:style-name="T117">"</text:span><text:span text:style-name="T127">clientSessionId</text:span><text:span text:style-name="T117">": "</text:span><text:span text:style-name="T131">cXV1TPgFdmTnvFRXhDX6_6a7FAD9Z8fJ</text:span><text:span text:style-name="T117">",</text:span></text:p>
            <text:p text:style-name="P152"><text:s text:c="12"/>Other Message Payload</text:p>
            <text:p text:style-name="P86"><text:span text:style-name="T108">    </text:span><text:span text:style-name="T110">"</text:span><text:span text:style-name="T123">deleteKeys</text:span><text:span text:style-name="T110">": [{</text:span><text:line-break/><text:span text:style-name="T108">        </text:span><text:span text:style-name="T110">"</text:span><text:span text:style-name="T123">fingerPrint</text:span><text:span text:style-name="T110">": "</text:span><text:span text:style-name="T128">M_7NT9lYHtcClty2eBqZiddvsoxmQzZ0kzmVcg6lIPs"</text:span><text:span text:style-name="T110">,</text:span><text:line-break/><text:span text:style-name="T108">        </text:span><text:span text:style-name="T110">"</text:span><text:span text:style-name="T123">serverSessionId</text:span><text:span text:style-name="T110">": "</text:span><text:span text:style-name="T128">14186f4cbd8JwNfYUivrkFyrU5asnmkg</text:span><text:span text:style-name="T110">",</text:span><text:line-break/><text:span text:style-name="T108">        </text:span><text:span text:style-name="T110">"</text:span><text:span text:style-name="T123">clientSessionId</text:span><text:span text:style-name="T110">": "</text:span><text:span text:style-name="T128">u1tVxuCw-ux2TyZlkkq1Rdq732GbpZiV</text:span><text:span text:style-name="T110">",</text:span><text:line-break/><text:span text:style-name="T108">        </text:span><text:span text:style-name="T110">"</text:span><text:span text:style-name="T123">authorization</text:span><text:span text:style-name="T110">": "</text:span><text:span text:style-name="T128">LsWkDWhwcmSXVkuoqeNj0mQ-Vdpb . . . bch7Lr5J22rdtciAFRLHGxZxUK6gZhqw"</text:span><text:span text:style-name="T110">,</text:span><text:line-break/><text:span text:style-name="T108">        </text:span><text:span text:style-name="T110">"</text:span><text:span text:style-name="T123">mac</text:span><text:span text:style-name="T110">": "</text:span><text:span text:style-name="T128">pZb5fXDp0hYVOKVXqzW0oP6g11i6Ckw54Wzz0NRVkJo"</text:span><text:line-break/><text:span text:style-name="T108">    </text:span><text:span text:style-name="T110">}],</text:span><text:line-break/><text:span text:style-name="T108">    </text:span><text:span text:style-name="T110">"</text:span><text:span text:style-name="T123">nonce</text:span><text:span text:style-name="T110">": "</text:span><text:span text:style-name="T128">d8AsJSmNPTGf2iV9HikI6nVIY8Cqkt-AyCHCTAGOqts"</text:span><text:span text:style-name="T110">,</text:span><text:line-break/><text:span text:style-name="T108">    </text:span><text:span text:style-name="T110">"</text:span><text:span text:style-name="T123">mac</text:span><text:span text:style-name="T110">": "</text:span><text:span text:style-name="T128">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26794900" text:style-name="L4">
        <text:list-item>
          <text:p text:style-name="P180"><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objec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80"><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80"><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80"><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68"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u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u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8"><text:span text:style-name="T111">{<text:line-break/>    "</text:span><text:span text:style-name="T120">@context</text:span><text:span text:style-name="T111">": "</text:span><text:span text:style-name="T129">http://xmlns.webpki.org/keygen2/1.0</text:span><text:span text:style-name="T111">",<text:line-break/>    "</text:span><text:span text:style-name="T120">@qualifier</text:span><text:span text:style-name="T111">": "</text:span><text:span text:style-name="T129">ProvisioningFinalizationRequest</text:span><text:span text:style-name="T111">",<text:line-break/>    "</text:span><text:span text:style-name="T124">serverSessionId</text:span><text:span text:style-name="T111">": "</text:span><text:span text:style-name="T129">14186f4d4ccdaW-Z_IHEFw3xVLJ6kpKV</text:span><text:span text:style-name="T111">",<text:line-break/>    "</text:span><text:span text:style-name="T124">clientSessionId</text:span><text:span text:style-name="T111">": "</text:span><text:span text:style-name="T129">qP5ioSdpeGxnJFmo6rE9G9pAUUfnc1cO</text:span><text:span text:style-name="T111">",</text:span></text:p>
            <text:p text:style-name="P151"><text:span text:style-name="T118"><text:s text:c="10"/></text:span><text:span text:style-name="T119"><text:s text:c="2"/>Other Message Payload</text:span></text:p>
            <text:p text:style-name="P78"><text:span text:style-name="T111">    "</text:span><text:span text:style-name="T124">unlockKeys</text:span><text:span text:style-name="T111">": [{<text:line-break/>        "</text:span><text:span text:style-name="T124">fingerPrint</text:span><text:span text:style-name="T111">": "</text:span><text:span text:style-name="T129">E0zdqsaxi7GOyBQxdaMeOZKKp4Gv90TLfgNwt7Z9Btw"</text:span><text:span text:style-name="T111">,<text:line-break/>        "</text:span><text:span text:style-name="T124">serverSessionId</text:span><text:span text:style-name="T111">": "</text:span><text:span text:style-name="T129">14186f4d44aEEI_KtcKAnyLQpnVt3dVa</text:span><text:span text:style-name="T111">",<text:line-break/>        "</text:span><text:span text:style-name="T124">clientSessionId</text:span><text:span text:style-name="T111">": "</text:span><text:span text:style-name="T129">KHdZHnyod54nd9TMixTWDnOtfUVpZW1A</text:span><text:span text:style-name="T111">",<text:line-break/>        "</text:span><text:span text:style-name="T124">authorization</text:span><text:span text:style-name="T111">": "</text:span><text:span text:style-name="T129">f4xmvzt30boYtKpNA4nP . . . rslfnrEen5PJrq0DQPiZNa1Fo8Y6A"</text:span><text:span text:style-name="T111">,<text:line-break/>        "</text:span><text:span text:style-name="T124">mac</text:span><text:span text:style-name="T111">": "</text:span><text:span text:style-name="T129">nCTL88llkkr2a_gHtiUP3yBuDQZ7HB15T5yzixmzBYA"</text:span><text:span text:style-name="T111"><text:line-break/>    }],<text:line-break/>    "</text:span><text:span text:style-name="T124">nonce</text:span><text:span text:style-name="T111">": "</text:span><text:span text:style-name="T129">-EZE7S11okxMhgCNxpZBQ2WCmRPdDMNdjoYnkYmR5M0"</text:span><text:span text:style-name="T111">,<text:line-break/>    "</text:span><text:span text:style-name="T124">mac</text:span><text:span text:style-name="T111">": "</text:span><text:span text:style-name="T129">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68"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u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u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4">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622d2ixzQBPpRoUe9PR7jC3D</text:span><text:span text:style-name="T111">",</text:span><text:span text:style-name="T138"><text:line-break/></text:span><text:span text:style-name="T109">    </text:span><text:span text:style-name="T111">"</text:span><text:span text:style-name="T124">clientSessionId</text:span><text:span text:style-name="T111">": "</text:span><text:span text:style-name="T129">YME9J37aH1Xo7tQifFpa9nkiyyMcGESQ</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YTCCAkmgAwIBAgIGAUGG9McmMA0GCSq . . . Iz9C0sc5Ak1jNYzvd8GpS4X6C6J3Uys"</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J_RnFJtv7SJp5ZPudqVW6wQnqGmKZ66bWBJqCoESgKk"</text:span><text:span text:style-name="T111">,</text:span><text:span text:style-name="T138"><text:line-break/></text:span><text:span text:style-name="T109">        </text:span><text:span text:style-name="T111">"</text:span><text:span text:style-name="T124">updateKey</text:span><text:span text:style-name="T111">": {</text:span><text:span text:style-name="T138"><text:line-break/></text:span><text:span text:style-name="T109">            </text:span><text:span text:style-name="T111">"</text:span><text:span text:style-name="T124">fingerPrint</text:span><text:span text:style-name="T111">": "</text:span><text:span text:style-name="T129">PqCoZBJfCvRgikF1oqHa_MOJ_ZTXrlMFn6RvXCgGwps"</text:span><text:span text:style-name="T111">,</text:span><text:span text:style-name="T138"><text:line-break/></text:span><text:span text:style-name="T109">            </text:span><text:span text:style-name="T111">"</text:span><text:span text:style-name="T124">serverSessionId</text:span><text:span text:style-name="T111">": "</text:span><text:span text:style-name="T129">14186f4c405V9Z4dm6knbREoEA8EhQV8</text:span><text:span text:style-name="T111">",</text:span><text:span text:style-name="T138"><text:line-break/></text:span><text:span text:style-name="T109">            </text:span><text:span text:style-name="T111">"</text:span><text:span text:style-name="T124">clientSessionId</text:span><text:span text:style-name="T111">": "</text:span><text:span text:style-name="T129">ALHIRvpj39AuDCag1qXj8TQOWc9i3Bor</text:span><text:span text:style-name="T111">",</text:span><text:span text:style-name="T138"><text:line-break/></text:span><text:span text:style-name="T109">            </text:span><text:span text:style-name="T111">"</text:span><text:span text:style-name="T124">authorization</text:span><text:span text:style-name="T111">": "</text:span><text:span text:style-name="T129">dqJAh-ScttwndPN2Tu3Xy7m4zqmC . . . 0Qe92GoDHr0pes4prWn2rKUrsgw"</text:span><text:span text:style-name="T111">,</text:span><text:span text:style-name="T138"><text:line-break/></text:span><text:span text:style-name="T109">            </text:span><text:span text:style-name="T111">"</text:span><text:span text:style-name="T124">mac</text:span><text:span text:style-name="T111">": "</text:span><text:span text:style-name="T129">EZ0L4kaemzFtHSvSlFatYIC9rU4oXVKowQVTuRBMwNA"</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nv1TZ1Z-BZfCjgmLzCZB-y1qSiAM8Ch0P93kPLTpHNQ"</text:span><text:span text:style-name="T111">,</text:span><text:span text:style-name="T138"><text:line-break/></text:span><text:span text:style-name="T109">    </text:span><text:span text:style-name="T111">"</text:span><text:span text:style-name="T124">mac</text:span><text:span text:style-name="T111">": "</text:span><text:span text:style-name="T129">Y_luaPsb9JncrLKYmeEPKSqwADIuXEAy9Yf6oZnDJQU"</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68"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u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u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relies on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8"><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20a3Iy83wJZoJMA3x_hZ2gKo</text:span><text:span text:style-name="T111">",</text:span><text:span text:style-name="T138"><text:line-break/></text:span><text:span text:style-name="T109">    </text:span><text:span text:style-name="T111">"</text:span><text:span text:style-name="T124">clientSessionId</text:span><text:span text:style-name="T111">": "</text:span><text:span text:style-name="T129">j3CcN3e8Ul5XKN1exKqcF19dBi8eGD78</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certificatePath</text:span><text:span text:style-name="T111">": [</text:span><text:span text:style-name="T138"><text:line-break/></text:span><text:span text:style-name="T109">            </text:span><text:span text:style-name="T111">"</text:span><text:span text:style-name="T129">MIIDajCCAlKgAwIBAgIGAUGG9MPKM . . . KUtYzmixtncrPb6NveG0x9yrothzHd9k"</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zwGCYuuKoiLR5n_OyufcS1Z9sABX4W4dl2dRmyBd8gE"</text:span><text:span text:style-name="T111">,</text:span><text:span text:style-name="T138"><text:line-break/></text:span><text:span text:style-name="T109">        </text:span><text:span text:style-name="T111">"</text:span><text:span text:style-name="T124">cloneKeyProtection</text:span><text:span text:style-name="T111">": {</text:span><text:span text:style-name="T138"><text:line-break/></text:span><text:span text:style-name="T109">            </text:span><text:span text:style-name="T111">"</text:span><text:span text:style-name="T124">fingerPrint</text:span><text:span text:style-name="T111">": "</text:span><text:span text:style-name="T129">cnEQwI7hGtfqNgtXeCqG_dSN1KOkW1amRx2t6RcPQY0"</text:span><text:span text:style-name="T111">,</text:span><text:span text:style-name="T138"><text:line-break/></text:span><text:span text:style-name="T109">            </text:span><text:span text:style-name="T111">"</text:span><text:span text:style-name="T124">serverSessionId</text:span><text:span text:style-name="T111">": "</text:span><text:span text:style-name="T129">14186f4bfeeibYVPx01l0VbbqspZ0NAY</text:span><text:span text:style-name="T111">",</text:span><text:span text:style-name="T138"><text:line-break/></text:span><text:span text:style-name="T109">            </text:span><text:span text:style-name="T111">"</text:span><text:span text:style-name="T124">clientSessionId</text:span><text:span text:style-name="T111">": "</text:span><text:span text:style-name="T129">uENhOyeLZjhXo9CT5dqdTC0H4LtEEDqm</text:span><text:span text:style-name="T111">",</text:span><text:span text:style-name="T138"><text:line-break/></text:span><text:span text:style-name="T109">            </text:span><text:span text:style-name="T111">"</text:span><text:span text:style-name="T124">authorization</text:span><text:span text:style-name="T111">": "</text:span><text:span text:style-name="T129">MEYCIQC5BTwVz8VbrwPo7ujLx . . . HJzsDemjamO6r9yyR15Cw241w</text:span><text:span text:style-name="T111">",</text:span><text:span text:style-name="T138"><text:line-break/></text:span><text:span text:style-name="T109">            </text:span><text:span text:style-name="T111">"</text:span><text:span text:style-name="T124">mac</text:span><text:span text:style-name="T111">": "</text:span><text:span text:style-name="T129">yViSzGjcqnVpAvkLzkxs5QwoccX-3lVr3_2lbdWJjOg"</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nonce</text:span><text:span text:style-name="T111">": "</text:span><text:span text:style-name="T129">o3iWxmuLyGNGhMHxEP22At0R5QhvRm2bGK4kzc_btJQ"</text:span><text:span text:style-name="T111">,</text:span><text:span text:style-name="T138"><text:line-break/></text:span><text:span text:style-name="T109">    </text:span><text:span text:style-name="T111">"</text:span><text:span text:style-name="T124">mac</text:span><text:span text:style-name="T111">": "</text:span><text:span text:style-name="T129">KGcta9GWH_gCnZzcz_dUwqxt8YVBq2_lwUJEX/dDTxk"</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68"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u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u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u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68"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u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u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u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u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u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50">Extension </text:span><text:span text:style-name="T93">type</text:span><text:span text:style-name="T150">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68"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u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u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u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u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u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68"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u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50">Type URI.</text:span><text:span text:style-name="T149">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p text:style-name="P50">If the requested extension <text:span text:style-name="T89">type</text:span> doesn't exist, the status<text:span text:style-name="T57"> </text:span><text:span text:style-name="CrossRef"><text:span text:style-name="T75"><text:reference-ref text:reference-format="text" text:ref-name="error_option">ERROR_OPTION</text:reference-ref></text:span></text:span><text:span text:style-name="T57"> </text:span><text:span text:style-name="T60">must</text:span><text:span text:style-name="T57"> be returned.</text:span></text:p>
      <text:h text:style-name="P168"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u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propertybag">propertyBags</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68"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u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68"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u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68"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u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68"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u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68"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u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68"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68"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u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ature in algorithm-specific encoding. <text:s/>See <text:span text:style-name="CrossRef"><text:reference-ref text:reference-format="text" text:ref-name="asym.algos">Asymmetric Key Signatures</text:reference-ref></text:span></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text:span><text:span text:style-name="T45">must</text:span><text:span text:style-name="T43"> verify that the length of </text:span><text:span text:style-name="T92">data</text:span><text:span text:style-name="T43"> is within the limits for the particular key type.</text:span></text:p>
      <text:p text:style-name="Text_20_body"><text:span text:style-name="T43">The </text:span><text:a xlink:type="simple" xlink:href="http://xmlns.webpki.org/keygen2/1.0#algorithm.rsa.none"><text:span text:style-name="T143">http://xmlns.webpki.org/sks/algorithm#rsa.pkcs1.none</text:span></text:a><text:span text:style-name="T140"> signature </text:span><text:span text:style-name="T43">algorithm </text:span><text:span text:style-name="T46">must</text:span><text:span text:style-name="T43"> encode the signature value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68"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u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es.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68"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u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1"/>
      <text:h text:style-name="P168"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u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68"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u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26791252" text:style-name="Numbering_20_4">
        <text:list-item>
          <text:h text:style-name="P16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4"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4" svg:width="0.3067in" svg:height="0.1713in" draw:transform="skewX (0.0720820981073523) rotate (-1.2184143508182) translate (0.116499316189018in 0.502993904768664in)" svg:viewBox="0 0 780 436" svg:d="m0 1447362c245-308 723-136 780 279"><text:p/></draw:path><draw:path draw:style-name="gr7" draw:text-style-name="P194" svg:width="0.3091in" svg:height="0.1717in" draw:transform="skewX (0.068067840827766) rotate (-1.22085781177099) translate (0.12480529465061in 0.139011726361383in)" svg:viewBox="0 0 786 437" svg:d="m0 1436909c247-309 729-137 786 279"><text:p/></draw:path><draw:path draw:style-name="gr7" draw:text-style-name="P194" svg:width="0.5736in" svg:height="0.3949in" draw:transform="skewX (0.138230076757925) rotate (-1.18036617312473) translate (0.256204827004411in 0.527845900803125in)" svg:viewBox="0 0 1458 1004" svg:d="m0 1597955c441-561 1350 22 1458 781"><text:p/></draw:path></draw:g></text:p>
          </table:table-cell>
          <table:covered-table-cell/>
          <table:table-cell table:style-name="Table115.E2" table:number-rows-spanned="2" office:value-type="string">
            <text:p text:style-name="P30"><draw:line text:anchor-type="paragraph" draw:z-index="9" draw:style-name="gr5" draw:text-style-name="P194"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7400920" text:continue-numbering="true" text:style-name="Numbering_20_4">
        <text:list-item>
          <text:h text:style-name="P16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87">provisioningHandle</text:span><text:span text:style-name="T65">, ...</text:span> = <text:span text:style-name="CrossRef"><text:reference-ref text:reference-format="text" text:ref-name="createProvisioningSession">createProvisioningSession</text:reference-ref></text:span> (…)</text:p>
      <text:p text:style-name="P118"><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8"><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8"><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8"><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CrossRef"><text:reference-ref text:reference-format="text" text:ref-name="sess.key">sessionKey</text:reference-ref></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27416501"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s://github.com/cyberphone/openkeystore"><text:span text:style-name="T65">https://github.com/cyberphone/openkeystore</text:span></text:a></text:p>
      <text:p text:style-name="Text_20_body"/>
      <text:list xml:id="list27412812" text:continue-numbering="true" text:style-name="Numbering_20_4">
        <text:list-item>
          <text:h text:style-name="P16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CredentialDiscoveryRequest</text:span><text:span text:style-name="T111">",</text:span><text:span text:style-name="T138"><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09">    </text:span><text:span text:style-name="T111">"</text:span><text:span text:style-name="T124">submitUrl</text:span><text:span text:style-name="T111">": "</text:span><text:span text:style-name="T129">https://issuer.example.com/credisc</text:span><text:span text:style-name="T111">",</text:span><text:span text:style-name="T138"><text:line-break/></text:span><text:span text:style-name="T109">    </text:span><text:span text:style-name="T111">"</text:span><text:span text:style-name="T124">lookupSpecifiers</text:span><text:span text:style-name="T111">": [{</text:span><text:span text:style-name="T138"><text:line-break/></text:span><text:span text:style-name="T109">        </text:span><text:span text:style-name="T111">"</text:span><text:span text:style-name="T124">id</text:span><text:span text:style-name="T111">": "</text:span><text:span text:style-name="T129">Lookup.1</text:span><text:span text:style-name="T111">",</text:span><text:span text:style-name="T138"><text:line-break/></text:span><text:span text:style-name="T109">        </text:span><text:span text:style-name="T111">"</text:span><text:span text:style-name="T124">nonce</text:span><text:span text:style-name="T111">": "</text:span><text:span text:style-name="T129">eG3XgquTRh6ASFpcUpEe0gc1qnlL_I2CoPx8xqJTvQ0"</text:span><text:span text:style-name="T111">,</text:span><text:span text:style-name="T138"><text:line-break/></text:span><text:span text:style-name="T109">        </text:span><text:span text:style-name="T111">"</text:span><text:span text:style-name="T124">searchFilter</text:span><text:span text:style-name="T111">": {</text:span><text:span text:style-name="T138"><text:line-break/></text:span><text:span text:style-name="T109">            </text:span><text:span text:style-name="T111">"</text:span><text:span text:style-name="T124">emailRegEx</text:span><text:span text:style-name="T111">": "</text:span><text:span text:style-name="T129">\\Qjohn.doe@example.com\\E</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signature</text:span><text:span text:style-name="T111">": {</text:span><text:span text:style-name="T138"><text:line-break/></text:span><text:span text:style-name="T109">            </text:span><text:span text:style-name="T111">"</text:span><text:span text:style-name="T124">algorithm</text:span><text:span text:style-name="T111">": "</text:span><text:span text:style-name="T129">ES256</text:span><text:span text:style-name="T111">",</text:span><text:span text:style-name="T138"><text:line-break/></text:span><text:span text:style-name="T109">            </text:span><text:span text:style-name="T111">"</text:span><text:span text:style-name="T124">publicKey</text:span><text:span text:style-name="T111">": {</text:span><text:span text:style-name="T138"><text:line-break/></text:span><text:span text:style-name="T109">                </text:span><text:span text:style-name="T111">"</text:span><text:span text:style-name="T124">kty</text:span><text:span text:style-name="T111">": "</text:span><text:span text:style-name="T129">EC</text:span><text:span text:style-name="T111">",</text:span><text:span text:style-name="T138"><text:line-break/></text:span><text:span text:style-name="T109">                </text:span><text:span text:style-name="T111">"</text:span><text:span text:style-name="T124">crv</text:span><text:span text:style-name="T111">": "</text:span><text:span text:style-name="T129">P-256</text:span><text:span text:style-name="T111">",</text:span><text:span text:style-name="T138"><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38"><text:line-break/></text:span><text:span text:style-name="T109">                </text:span><text:span text:style-name="T111">"</text:span><text:span text:style-name="T124">y</text:span><text:span text:style-name="T111">": "</text:span><text:span text:style-name="T129">LmTlQxXB3LgZrNLmhOfMaCnDizczC_RfQ6Kx8iNwfFA"</text:span><text:span text:style-name="T138"><text:line-break/></text:span><text:span text:style-name="T109">            </text:span><text:span text:style-name="T111">},</text:span><text:span text:style-name="T138"><text:line-break/></text:span><text:span text:style-name="T109">            </text:span><text:span text:style-name="T111">"</text:span><text:span text:style-name="T124">value</text:span><text:span text:style-name="T111">": "</text:span><text:span text:style-name="T129">MEUCIHWCPcDI6kea9DMy . . . Av7Px3bfwvagWcQY4kVrdeT38clzhiKnpiIuigY"</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11">}</text:span><text:span text:style-name="T138"> </text:span></text:p>
          </table:table-cell>
        </table:table-row>
      </table:table>
      <text:p text:style-name="Text_20_body"/>
      <text:p text:style-name="Standard">For each object in the <text:span text:style-name="T87">lookupSpecifiers</text:span> array, perform the following steps:<text:line-break/></text:p>
      <text:list xml:id="list26776027" text:style-name="L5">
        <text:list-item>
          <text:p text:style-name="P164">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4">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4">Enumerate all sessions having a <text:span text:style-name="CrossRef"><text:reference-ref text:reference-format="text" text:ref-name="key.mgr.key">keyManagementKey</text:reference-ref></text:span> matching the public key of the <text:span text:style-name="T96">signature</text:span> object.<text:line-break/>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6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4">Collect all <text:span text:style-name="T2">unique</text:span> keys from step #4 having matching search conditions. <text:s/>In the sample that is having an e-mail address <text:span text:style-name="T148">"</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17">{</text:span><text:span text:style-name="T142"><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2"><text:line-break/></text:span><text:span text:style-name="T116">    </text:span><text:span text:style-name="T117">"</text:span><text:span text:style-name="T122">@qualifier</text:span><text:span text:style-name="T117">": "</text:span><text:span text:style-name="T131">CredentialDiscoveryResponse</text:span><text:span text:style-name="T117">",</text:span><text:span text:style-name="T142"><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2"><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2"><text:line-break/></text:span><text:span text:style-name="T116">    </text:span><text:span text:style-name="T117">"</text:span><text:span text:style-name="T127">lookupResults</text:span><text:span text:style-name="T117">": [{</text:span><text:span text:style-name="T142"><text:line-break/></text:span><text:span text:style-name="T116">        </text:span><text:span text:style-name="T117">"</text:span><text:span text:style-name="T127">id</text:span><text:span text:style-name="T117">": "</text:span><text:span text:style-name="T131">Lookup.1</text:span><text:span text:style-name="T117">",</text:span><text:span text:style-name="T142"><text:line-break/></text:span><text:span text:style-name="T116">        </text:span><text:span text:style-name="T117">"</text:span><text:span text:style-name="T127">matchingCredentials</text:span><text:span text:style-name="T117">": [{</text:span><text:span text:style-name="T142"><text:line-break/></text:span><text:span text:style-name="T109">             </text:span><text:span text:style-name="T111">"</text:span><text:span text:style-name="T124">serverSessionId</text:span><text:span text:style-name="T111">": "</text:span><text:span text:style-name="T129">14184c1f0438OwdjLnmGgIx2c8245rDH</text:span><text:span text:style-name="T111">",</text:span><text:span text:style-name="T138"><text:line-break/></text:span><text:span text:style-name="T116">             </text:span><text:span text:style-name="T117">"</text:span><text:span text:style-name="T127">clientSessionId</text:span><text:span text:style-name="T117">": "</text:span><text:span text:style-name="T131">wmdVVHWjI666GvHnwmIALFRJQ-GC3Scr</text:span><text:span text:style-name="T117">",</text:span><text:span text:style-name="T142"><text:line-break/></text:span><text:span text:style-name="T116">             </text:span><text:span text:style-name="T117">"</text:span><text:span text:style-name="T127">certificatePath</text:span><text:span text:style-name="T117">": [</text:span><text:span text:style-name="T142"><text:line-break/></text:span><text:span text:style-name="T116">                 </text:span><text:span text:style-name="T117">"</text:span><text:span text:style-name="T131">MIICljCCAX6gAwIBAgIGAUGEwfB4MA0GCSq . . . rGnyW8pnGcQ1U2clYD6vWN28GEup</text:span><text:span text:style-name="T117">"</text:span><text:span text:style-name="T142"><text:line-break/></text:span><text:span text:style-name="T116">             </text:span><text:span text:style-name="T117">],</text:span><text:span text:style-name="T142"><text:line-break/></text:span><text:span text:style-name="T116">             </text:span><text:span text:style-name="T117">"</text:span><text:span text:style-name="T127">locked</text:span><text:span text:style-name="T117">": </text:span><text:span text:style-name="T135">true</text:span><text:span text:style-name="T142"><text:line-break/></text:span><text:span text:style-name="T116">         </text:span><text:span text:style-name="T117">}]</text:span><text:span text:style-name="T142"><text:line-break/></text:span><text:span text:style-name="T116">    </text:span><text:span text:style-name="T117">}]</text:span><text:span text:style-name="T142"><text:line-break/></text:span><text:span text:style-name="T117">}</text:span><text:span text:style-name="T138">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7395314" text:continue-list="list27412812" text:style-name="Numbering_20_4">
        <text:list-item>
          <text:h text:style-name="P16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 fingerprint (hash)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7411971"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5"></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27424595" text:continue-numbering="true" text:style-name="Numbering_20_4">
        <text:list-item>
          <text:h text:style-name="P17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2.0<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row table:style-name="Table9.4">
          <table:table-cell table:style-name="Table9.A4" office:value-type="string">
            <text:p text:style-name="P120"><text:reference-mark-start text:name="JOSE"/>JOSE<text:reference-mark-end text:name="JOSE"/></text:p>
          </table:table-cell>
          <table:table-cell table:style-name="Table9.A4" office:value-type="string">
            <text:p text:style-name="Text_20_body">TBD</text:p>
          </table:table-cell>
        </table:table-row>
      </table:table>
      <text:p text:style-name="Text_20_body"/>
      <text:list xml:id="list27415690" text:continue-numbering="true" text:style-name="Numbering_20_4">
        <text:list-item>
          <text:h text:style-name="P16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6776540" text:style-name="L6">
        <text:list-item>
          <text:p text:style-name="P181"><text:span text:style-name="T2">CT-KIP by RSA Security</text:span>: KeyGen2 format and basic operation</text:p>
        </text:list-item>
        <text:list-item>
          <text:p text:style-name="P181"><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81"><text:span text:style-name="T2">SCP80 by GlobalPlatform</text:span>: Secure messaging including “rolling MACs”</text:p>
        </text:list-item>
        <text:list-item>
          <text:p text:style-name="P181"><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Standard">KeyGen2 is an “homage” to Netscape Communications Corp. who created the first on-line provisioning system known as the HTML <text:span text:style-name="T87">&lt;keygen&gt;</text:span> tag.</text:p>
      <text:p text:style-name="Text_20_body"/>
      <text:list xml:id="list27409769" text:continue-list="list27415690"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26769915" text:style-name="L7">
        <text:list-item>
          <text:p text:style-name="P182">Investigating “physical presence” GPIO options</text:p>
        </text:list-item>
        <text:list-item>
          <text:p text:style-name="P182">Language proofing</text:p>
        </text:list-item>
        <text:list-item>
          <text:p text:style-name="P182">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1.03, WebPKI.org, 2017-05-13<text:tab/>Page <text:page-number text:select-page="current">7</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554</meta:editing-cycles>
    <meta:editing-duration>PT77H47M33S</meta:editing-duration>
    <dc:title>Secure Key Store - API and Architecture</dc:title>
    <dc:date>2017-05-14T07:22:39.73</dc:date>
    <dc:creator>Anders Rundgren</dc:creator>
    <meta:document-statistic meta:table-count="122" meta:image-count="0" meta:object-count="6" meta:page-count="82" meta:paragraph-count="2233" meta:word-count="15923" meta:character-count="11717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